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06mm"/>
    </style:style>
    <style:style style:name="co2" style:family="table-column">
      <style:table-column-properties fo:break-before="auto" style:column-width="19.49mm"/>
    </style:style>
    <style:style style:name="co3" style:family="table-column">
      <style:table-column-properties fo:break-before="auto" style:column-width="20.88mm"/>
    </style:style>
    <style:style style:name="co4" style:family="table-column">
      <style:table-column-properties fo:break-before="auto" style:column-width="35.42mm"/>
    </style:style>
    <style:style style:name="co5" style:family="table-column">
      <style:table-column-properties fo:break-before="auto" style:column-width="22.28mm"/>
    </style:style>
    <style:style style:name="co6" style:family="table-column">
      <style:table-column-properties fo:break-before="auto" style:column-width="21.29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18.91mm"/>
    </style:style>
    <style:style style:name="co9" style:family="table-column">
      <style:table-column-properties fo:break-before="auto" style:column-width="42.39mm"/>
    </style:style>
    <style:style style:name="co10" style:family="table-column">
      <style:table-column-properties fo:break-before="auto" style:column-width="24.27mm"/>
    </style:style>
    <style:style style:name="co11" style:family="table-column">
      <style:table-column-properties fo:break-before="auto" style:column-width="159.61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4.52mm"/>
    </style:style>
    <style:style style:name="co14" style:family="table-column">
      <style:table-column-properties fo:break-before="auto" style:column-width="29.25mm"/>
    </style:style>
    <style:style style:name="co15" style:family="table-column">
      <style:table-column-properties fo:break-before="auto" style:column-width="142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3mm" fo:break-before="auto" style:use-optimal-row-height="false"/>
    </style:style>
    <style:style style:name="ro3" style:family="table-row">
      <style:table-row-properties style:row-height="1.9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ff00" fo:border="0.06pt solid #000000"/>
    </style:style>
    <style:style style:name="ce4" style:family="table-cell" style:parent-style-name="Default">
      <style:table-cell-properties fo:background-color="#e6e6ff" fo:border="0.06pt solid #000000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>
      <style:table-cell-properties fo:background-color="#00ff00" style:text-align-source="fix" style:repeat-content="false" fo:border="0.06pt solid #000000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800000"/>
    </style:style>
    <style:style style:name="ce9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</style:style>
    <style:style style:name="ce10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0">
      <style:table-cell-properties fo:background-color="#00ff00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100">
      <style:table-cell-properties fo:background-color="#ff00ff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 style:data-style-name="N100">
      <style:table-cell-properties fo:background-color="#e6e6ff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100">
      <style:table-cell-properties fo:background-color="#ff00ff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re_Figure" table:style-name="ta1">
        <office:forms form:automatic-focus="false" form:apply-design-mode="false"/>
        <table:shapes>
          <draw:frame draw:z-index="0" draw:name="http://fr.farnell.com/productimages/promo/fr_FR/1458900-40.jpg" draw:style-name="gr1" draw:text-style-name="P1" svg:width="35.34mm" svg:height="28.57mm" svg:x="413.51mm" svg:y="206.28mm">
            <draw:image xlink:href="http://fr.farnell.com/productimages/promo/fr_FR/1458900-40.jp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default-cell-style-name="ce11"/>
        <table:table-column table:style-name="co6" table:default-cell-style-name="ce2"/>
        <table:table-column table:style-name="co7" table:number-columns-repeated="3" table:default-cell-style-name="ce17"/>
        <table:table-column table:style-name="co3" table:number-columns-repeated="2" table:default-cell-style-name="ce17"/>
        <table:table-column table:style-name="co8" table:default-cell-style-name="ce17"/>
        <table:table-column table:style-name="co9" table:default-cell-style-name="ce2"/>
        <table:table-column table:style-name="co10" table:default-cell-style-name="ce17"/>
        <table:table-column table:style-name="co8" table:default-cell-style-name="ce17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2" table:number-columns-repeated="1004" table:default-cell-style-name="ce2"/>
        <table:table-row table:style-name="ro1">
          <table:table-cell table:style-name="ce1" table:number-columns-repeated="2"/>
          <table:table-cell table:style-name="ce1" office:value-type="string" calcext:value-type="string">
            <text:p>Reference</text:p>
          </table:table-cell>
          <table:table-cell table:style-name="ce5" office:value-type="string" calcext:value-type="string">
            <text:p><text:s/>Value</text:p>
          </table:table-cell>
          <table:table-cell table:style-name="ce10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6" office:value-type="string" calcext:value-type="string">
            <text:p><text:s/>Tension</text:p>
          </table:table-cell>
          <table:table-cell table:style-name="ce16" office:value-type="string" calcext:value-type="string">
            <text:p>ESR</text:p>
          </table:table-cell>
          <table:table-cell table:style-name="ce16" office:value-type="string" calcext:value-type="string">
            <text:p><text:s/>Courant</text:p>
          </table:table-cell>
          <table:table-cell table:style-name="ce16" office:value-type="string" calcext:value-type="string">
            <text:p>Puissance</text:p>
          </table:table-cell>
          <table:table-cell table:style-name="ce16" office:value-type="string" calcext:value-type="string">
            <text:p><text:s/>Tolerance</text:p>
          </table:table-cell>
          <table:table-cell table:style-name="ce16" office:value-type="string" calcext:value-type="string">
            <text:p>Fabricant</text:p>
          </table:table-cell>
          <table:table-cell table:style-name="ce1" office:value-type="string" calcext:value-type="string">
            <text:p>REF Fab</text:p>
          </table:table-cell>
          <table:table-cell table:style-name="ce16" office:value-type="string" calcext:value-type="string">
            <text:p><text:s/>Distributeur</text:p>
          </table:table-cell>
          <table:table-cell table:style-name="ce16" office:value-type="string" calcext:value-type="string">
            <text:p>Ref Distri</text:p>
          </table:table-cell>
          <table:table-cell table:style-name="ce16" office:value-type="string" calcext:value-type="string">
            <text:p>Description</text:p>
          </table:table-cell>
          <table:table-cell table:style-name="ce1"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V</text:p>
          </table:table-cell>
          <table:table-cell office:value-type="string" calcext:value-type="string">
            <text:p>mOhm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%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Batterie</text:p>
          </table:table-cell>
          <table:table-cell table:style-name="ce3" table:number-columns-repeated="2"/>
          <table:table-cell table:style-name="ce7"/>
          <table:table-cell table:style-name="ce12"/>
          <table:table-cell table:style-name="ce3"/>
          <table:table-cell table:style-name="ce18" table:number-columns-repeated="6"/>
          <table:table-cell table:style-name="ce3"/>
          <table:table-cell table:style-name="ce18" table:number-columns-repeated="2"/>
          <table:table-cell table:style-name="ce3" table:number-columns-repeated="1009"/>
        </table:table-row>
        <table:table-row table:style-name="ro1">
          <table:table-cell/>
          <table:table-cell office:value-type="string" calcext:value-type="string">
            <text:p>BT500</text:p>
          </table:table-cell>
          <table:table-cell office:value-type="string" calcext:value-type="string">
            <text:p>BT501</text:p>
          </table:table-cell>
          <table:table-cell office:value-type="string" calcext:value-type="string">
            <text:p>3V-Lit</text:p>
          </table:table-cell>
          <table:table-cell office:value-type="string" calcext:value-type="string">
            <text:p>20mm</text:p>
          </table:table-cell>
          <table:table-cell office:value-type="string" calcext:value-type="string">
            <text:p><text:a xlink:href="http://www.farnell.com/datasheets/2082377.pdf" xlink:type="simple">http://www.farnell.com/datasheets/2082377.pdf</text:a> </text:p>
          </table:table-cell>
          <table:table-cell office:value-type="float" office:value="3.3" calcext:value-type="float">
            <text:p>3,3</text:p>
          </table:table-cell>
          <table:table-cell table:number-columns-repeated="4"/>
          <table:table-cell office:value-type="string" calcext:value-type="string">
            <text:p>Panasonic</text:p>
          </table:table-cell>
          <table:table-cell office:value-type="string" calcext:value-type="string">
            <text:p>VL-2020/HFN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panasonic-electronic-components/vl-2020-hfn/pile-rech-lithium-2020/dp/8806551" xlink:type="simple">8806551</text:a> </text:p>
          </table:table-cell>
          <table:table-cell office:value-type="string" calcext:value-type="string">
            <text:p>Batterie rechargeable, Lithium-pentoxyde de vanadium, 20 mAh, 3 V, 2020, Broches CI, 20 mm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ondensateurs</text:p>
          </table:table-cell>
          <table:table-cell table:style-name="ce3" table:number-columns-repeated="2"/>
          <table:table-cell table:style-name="ce7"/>
          <table:table-cell table:style-name="ce12"/>
          <table:table-cell table:style-name="ce3"/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table:number-columns-repeated="4"/>
          <table:table-cell table:style-name="ce3"/>
          <table:table-cell table:style-name="ce18" table:number-columns-repeated="2"/>
          <table:table-cell table:style-name="ce3" table:number-columns-repeated="1009"/>
        </table:table-row>
        <table:table-row table:style-name="ro1">
          <table:table-cell/>
          <table:table-cell office:value-type="string" calcext:value-type="string">
            <text:p>C200</text:p>
          </table:table-cell>
          <table:table-cell office:value-type="string" calcext:value-type="string">
            <text:p>C201</text:p>
          </table:table-cell>
          <table:table-cell office:value-type="string" calcext:value-type="string">
            <text:p>22u</text:p>
          </table:table-cell>
          <table:table-cell office:value-type="float" office:value="2220" calcext:value-type="float">
            <text:p>222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MET</text:p>
          </table:table-cell>
          <table:table-cell table:style-name="Default" office:value-type="string" calcext:value-type="string">
            <text:p>C2220X226K3RACAUTO 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kemet/c2220x226k3racauto/condensateur-mlcc-x7r-22uf-25v/dp/2478282" xlink:type="simple">2478282</text:a> </text:p>
          </table:table-cell>
          <table:table-cell table:style-name="ce24" office:value-type="string" calcext:value-type="string">
            <text:p>Condensateur céramique multicouche CMS, 2220, 22 µF, 25 V, ± 10%, X7R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202</text:p>
          </table:table-cell>
          <table:table-cell table:style-name="ce8" office:value-type="string" calcext:value-type="string">
            <text:p>22uF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1206YD226MAT2A</text:p>
          </table:table-cell>
          <table:table-cell office:value-type="string" calcext:value-type="string">
            <text:p>FARNELL</text:p>
          </table:table-cell>
          <table:table-cell table:style-name="ce23" office:value-type="string" calcext:value-type="string">
            <text:p><text:a xlink:href="http://fr.farnell.com/avx/1206yd226mat2a/condensateur-mlcc-x5r-22uf-16v/dp/1833823" xlink:type="simple">1833823</text:a> </text:p>
          </table:table-cell>
          <table:table-cell table:style-name="ce21" office:value-type="string" calcext:value-type="string">
            <text:p>Condensateur céramique multicouche CMS, 1206, 22 µF, 16 V, ± 20%, X5R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203</text:p>
          </table:table-cell>
          <table:table-cell office:value-type="string" calcext:value-type="string">
            <text:p>15F</text:p>
          </table:table-cell>
          <table:table-cell table:style-name="ce13" office:value-type="string" calcext:value-type="string">
            <text:p>C pas 5,5</text:p>
          </table:table-cell>
          <table:table-cell office:value-type="string" calcext:value-type="string">
            <text:p><text:a xlink:href="http://www.farnell.com/datasheets/2259333.pdf" xlink:type="simple">http://www.farnell.com/datasheets/2259333.pdf</text:a> </text:p>
          </table:table-cell>
          <table:table-cell office:value-type="float" office:value="2.7" calcext:value-type="float">
            <text:p>2,7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AVX</text:p>
          </table:table-cell>
          <table:table-cell office:value-type="string" calcext:value-type="string">
            <text:p>SCCT30B156SRB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axiohm/scct30b156srb/super-condensateur-15f-2-7v-radial/dp/2696615" xlink:type="simple">2696615</text:a> </text:p>
          </table:table-cell>
          <table:table-cell office:value-type="string" calcext:value-type="string">
            <text:p>Supercondensateur, 15 F, 2.7 V, SCC Series, +30%, -10%, À sorties radiales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204</text:p>
          </table:table-cell>
          <table:table-cell office:value-type="string" calcext:value-type="string">
            <text:p>15F</text:p>
          </table:table-cell>
          <table:table-cell table:style-name="ce13" office:value-type="string" calcext:value-type="string">
            <text:p>C pas 5,5</text:p>
          </table:table-cell>
          <table:table-cell office:value-type="string" calcext:value-type="string">
            <text:p><text:a xlink:href="http://www.farnell.com/datasheets/2259333.pdf" xlink:type="simple">http://www.farnell.com/datasheets/2259333.pdf</text:a> </text:p>
          </table:table-cell>
          <table:table-cell office:value-type="float" office:value="2.7" calcext:value-type="float">
            <text:p>2,7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AVX</text:p>
          </table:table-cell>
          <table:table-cell office:value-type="string" calcext:value-type="string">
            <text:p>SCCT30B156SRB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axiohm/scct30b156srb/super-condensateur-15f-2-7v-radial/dp/2696615" xlink:type="simple">2696615</text:a> </text:p>
          </table:table-cell>
          <table:table-cell office:value-type="string" calcext:value-type="string">
            <text:p>Supercondensateur, 15 F, 2.7 V, SCC Series, +30%, -10%, À sorties radiales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205</text:p>
          </table:table-cell>
          <table:table-cell office:value-type="string" calcext:value-type="string">
            <text:p>15F</text:p>
          </table:table-cell>
          <table:table-cell table:style-name="ce13" office:value-type="string" calcext:value-type="string">
            <text:p>C pas 5,5</text:p>
          </table:table-cell>
          <table:table-cell office:value-type="string" calcext:value-type="string">
            <text:p><text:a xlink:href="http://www.farnell.com/datasheets/2259333.pdf" xlink:type="simple">http://www.farnell.com/datasheets/2259333.pdf</text:a> </text:p>
          </table:table-cell>
          <table:table-cell office:value-type="float" office:value="2.7" calcext:value-type="float">
            <text:p>2,7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AVX</text:p>
          </table:table-cell>
          <table:table-cell office:value-type="string" calcext:value-type="string">
            <text:p>SCCT30B156SRB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axiohm/scct30b156srb/super-condensateur-15f-2-7v-radial/dp/2696615" xlink:type="simple">2696615</text:a> </text:p>
          </table:table-cell>
          <table:table-cell office:value-type="string" calcext:value-type="string">
            <text:p>Supercondensateur, 15 F, 2.7 V, SCC Series, +30%, -10%, À sorties radiales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206</text:p>
          </table:table-cell>
          <table:table-cell office:value-type="string" calcext:value-type="string">
            <text:p>15F</text:p>
          </table:table-cell>
          <table:table-cell table:style-name="ce13" office:value-type="string" calcext:value-type="string">
            <text:p>C pas 5,5</text:p>
          </table:table-cell>
          <table:table-cell office:value-type="string" calcext:value-type="string">
            <text:p><text:a xlink:href="http://www.farnell.com/datasheets/2259333.pdf" xlink:type="simple">http://www.farnell.com/datasheets/2259333.pdf</text:a> </text:p>
          </table:table-cell>
          <table:table-cell office:value-type="float" office:value="2.7" calcext:value-type="float">
            <text:p>2,7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AVX</text:p>
          </table:table-cell>
          <table:table-cell office:value-type="string" calcext:value-type="string">
            <text:p>SCCT30B156SRB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axiohm/scct30b156srb/super-condensateur-15f-2-7v-radial/dp/2696615" xlink:type="simple">2696615</text:a> </text:p>
          </table:table-cell>
          <table:table-cell office:value-type="string" calcext:value-type="string">
            <text:p>Supercondensateur, 15 F, 2.7 V, SCC Series, +30%, -10%, À sorties radiales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C207</text:p>
          </table:table-cell>
          <table:table-cell table:style-name="ce8" office:value-type="string" calcext:value-type="string">
            <text:p>22uF</text:p>
          </table:table-cell>
          <table:table-cell office:value-type="float" office:value="2220" calcext:value-type="float">
            <text:p>222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MET</text:p>
          </table:table-cell>
          <table:table-cell table:style-name="Default" office:value-type="string" calcext:value-type="string">
            <text:p>C2220X226K3RACAUTO 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kemet/c2220x226k3racauto/condensateur-mlcc-x7r-22uf-25v/dp/2478282" xlink:type="simple">2478282</text:a> </text:p>
          </table:table-cell>
          <table:table-cell table:style-name="ce24" office:value-type="string" calcext:value-type="string">
            <text:p>Condensateur céramique multicouche CMS, 2220, 22 µF, 25 V, ± 10%, X7R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208</text:p>
          </table:table-cell>
          <table:table-cell table:style-name="ce8" office:value-type="string" calcext:value-type="string">
            <text:p>680p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Multicomp</text:p>
          </table:table-cell>
          <table:table-cell office:value-type="string" calcext:value-type="string">
            <text:p>MC0603B681K101CT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multicomp/mc0603b681k101ct/condensateur-mlcc-x7r-680pf-100v/dp/1759134" xlink:type="simple">1759134</text:a> </text:p>
          </table:table-cell>
          <table:table-cell office:value-type="string" calcext:value-type="string">
            <text:p>Condensateur céramique multicouche CMS, 0603, 680 pF, 100 V, ± 10%, X7R, Série MC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209</text:p>
          </table:table-cell>
          <table:table-cell table:style-name="ce8" office:value-type="string" calcext:value-type="string">
            <text:p>6p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Multicomp</text:p>
          </table:table-cell>
          <table:table-cell office:value-type="string" calcext:value-type="string">
            <text:p>MC0603N6R0D500CT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multicomp/mc0603n6r0d500ct/condensateur-mlcc-c0g-np0-6pf/dp/1759047" xlink:type="simple">1759047</text:a> </text:p>
          </table:table-cell>
          <table:table-cell office:value-type="string" calcext:value-type="string">
            <text:p>Condensateur céramique multicouche CMS, 0603, 6 pF, 50 V, ± 0.5pF, C0G / NP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210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12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KEMET</text:p>
          </table:table-cell>
          <table:table-cell office:value-type="string" calcext:value-type="string">
            <text:p>C1206C476M8PACTU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kemet/c1206c476m8pactu/condensateur-mlcc-x5r-47uf-10v/dp/1572639" xlink:type="simple">1572639</text:a> </text:p>
          </table:table-cell>
          <table:table-cell office:value-type="string" calcext:value-type="string">
            <text:p>Condensateur céramique multicouche CMS, 1206, 47 µF, 10 V, ± 20%, X5R, Série C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21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20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1206X106K4RACTU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kemet/c1206x106k4ractu/condensateur-mlcc-x7r-10uf-16v/dp/2575964" xlink:type="simple">2575964</text:a> </text:p>
          </table:table-cell>
          <table:table-cell office:value-type="string" calcext:value-type="string">
            <text:p>Condensateur céramique multicouche CMS, 1206 [3216 Metric], 10 µF, 16 V, ± 10%, X7R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C300</text:p>
          </table:table-cell>
          <table:table-cell office:value-type="string" calcext:value-type="string">
            <text:p>C301</text:p>
          </table:table-cell>
          <table:table-cell office:value-type="string" calcext:value-type="string">
            <text:p>22u</text:p>
          </table:table-cell>
          <table:table-cell office:value-type="float" office:value="2220" calcext:value-type="float">
            <text:p>222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MET</text:p>
          </table:table-cell>
          <table:table-cell table:style-name="Default" office:value-type="string" calcext:value-type="string">
            <text:p>C2220X226K3RACAUTO 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kemet/c2220x226k3racauto/condensateur-mlcc-x7r-22uf-25v/dp/2478282" xlink:type="simple">2478282</text:a> </text:p>
          </table:table-cell>
          <table:table-cell table:style-name="ce24" office:value-type="string" calcext:value-type="string">
            <text:p>Condensateur céramique multicouche CMS, 2220, 22 µF, 25 V, ± 10%, X7R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302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121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1210F475K3RACTU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kemet/c1210f475k3ractu/condensateur-mlcc-x7r-4-7uf-25v/dp/1358508" xlink:type="simple">1358508</text:a> </text:p>
          </table:table-cell>
          <table:table-cell office:value-type="string" calcext:value-type="string">
            <text:p>Condensateur céramique multicouche CMS, FO-CAP, 1210, 4.7 µF, 25 V, ± 10%, X7R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303</text:p>
          </table:table-cell>
          <table:table-cell office:value-type="string" calcext:value-type="string">
            <text:p>43p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430J5GACTU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kemet/c0603c430j5gactu/condensateur-mlcc-c0g-np0-43pf/dp/1865479" xlink:type="simple">1865479</text:a> </text:p>
          </table:table-cell>
          <table:table-cell office:value-type="string" calcext:value-type="string">
            <text:p>Condensateur céramique multicouche CMS, 0603, 43 pF, 50 V, ± 5%, C0G / NP0, Série C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304</text:p>
          </table:table-cell>
          <table:table-cell office:value-type="string" calcext:value-type="string">
            <text:p>9n1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X912J5JACTU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kemet/c0603x912j5jactu/condo-mlcc-u2j-9100pf-50v-0603/dp/2579122" xlink:type="simple">2579122</text:a> </text:p>
          </table:table-cell>
          <table:table-cell office:value-type="string" calcext:value-type="string">
            <text:p>Condensateur céramique multicouche CMS, 0603, 9100 pF, 50 V, ± 5%, U2J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3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603B104K250CT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multicomp/mc0603b104k250ct/condensateur-mlcc-x7r-100nf-25v/dp/1759037" xlink:type="simple">1759037</text:a> </text:p>
          </table:table-cell>
          <table:table-cell office:value-type="string" calcext:value-type="string">
            <text:p>Condensateur céramique multicouche CMS, 0603, 0.1 µF, 25 V, ± 10%, X7R, Série MC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306</text:p>
          </table:table-cell>
          <table:table-cell office:value-type="string" calcext:value-type="string">
            <text:p>51p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510J5GACTU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kemet/c0603c510j5gactu/condensateur-mlcc-c0g-np0-51pf/dp/1865480" xlink:type="simple">1865480</text:a> </text:p>
          </table:table-cell>
          <table:table-cell office:value-type="string" calcext:value-type="string">
            <text:p>Condensateur céramique multicouche CMS, 0603, 51 pF, 50 V, ± 5%, C0G / NP0, Série C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307</text:p>
          </table:table-cell>
          <table:table-cell office:value-type="string" calcext:value-type="string">
            <text:p>2n7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603B272K500CT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multicomp/mc0603b272k500ct/condensateur-mlcc-x7r-2-7nf-50v/dp/1759094" xlink:type="simple">1759094</text:a> </text:p>
          </table:table-cell>
          <table:table-cell office:value-type="string" calcext:value-type="string">
            <text:p>Condensateur céramique multicouche CMS, 0603, 2700 pF, 50 V, ± 10%, X7R, Série MC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308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U0603C220JCT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multicomp/mcu0603c220jct/condensateur-mlcc-c0g-np0-22pf/dp/9406107" xlink:type="simple">9406107</text:a> </text:p>
          </table:table-cell>
          <table:table-cell office:value-type="string" calcext:value-type="string">
            <text:p>Condensateur céramique multicouche CMS, 0603, 22 pF, 50 V, ± 5%, C0G / NP0, Série MCU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309</text:p>
          </table:table-cell>
          <table:table-cell office:value-type="string" calcext:value-type="string">
            <text:p>22u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1206YD226MAT2A</text:p>
          </table:table-cell>
          <table:table-cell office:value-type="string" calcext:value-type="string">
            <text:p>FARNELL</text:p>
          </table:table-cell>
          <table:table-cell table:style-name="ce23" office:value-type="string" calcext:value-type="string">
            <text:p><text:a xlink:href="http://fr.farnell.com/avx/1206yd226mat2a/condensateur-mlcc-x5r-22uf-16v/dp/1833823" xlink:type="simple">1833823</text:a> </text:p>
          </table:table-cell>
          <table:table-cell table:style-name="ce21" office:value-type="string" calcext:value-type="string">
            <text:p>Condensateur céramique multicouche CMS, 1206, 22 µF, 16 V, ± 20%, X5R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C400</text:p>
          </table:table-cell>
          <table:table-cell office:value-type="string" calcext:value-type="string">
            <text:p>C401</text:p>
          </table:table-cell>
          <table:table-cell office:value-type="string" calcext:value-type="string">
            <text:p>22u</text:p>
          </table:table-cell>
          <table:table-cell office:value-type="float" office:value="2220" calcext:value-type="float">
            <text:p>222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MET</text:p>
          </table:table-cell>
          <table:table-cell table:style-name="Default" office:value-type="string" calcext:value-type="string">
            <text:p>C2220X226K3RACAUTO 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kemet/c2220x226k3racauto/condensateur-mlcc-x7r-22uf-25v/dp/2478282" xlink:type="simple">2478282</text:a> </text:p>
          </table:table-cell>
          <table:table-cell table:style-name="ce24" office:value-type="string" calcext:value-type="string">
            <text:p>Condensateur céramique multicouche CMS, 2220, 22 µF, 25 V, ± 10%, X7R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4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table:style-name="ce20" office:value-type="float" office:value="10" calcext:value-type="float">
            <text:p>1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603B104K250CT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multicomp/mc0603b104k250ct/condensateur-mlcc-x7r-100nf-25v/dp/1759037" xlink:type="simple">1759037</text:a> </text:p>
          </table:table-cell>
          <table:table-cell office:value-type="string" calcext:value-type="string">
            <text:p>Condensateur céramique multicouche CMS, 0603, 0.1 µF, 25 V, ± 10%, X7R, Série MC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403</text:p>
          </table:table-cell>
          <table:table-cell office:value-type="string" calcext:value-type="string">
            <text:p>1n5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603B152K500CT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multicomp/mc0603b152k500ct/condensateur-mlcc-x7r-1-5nf-50v/dp/1759091" xlink:type="simple">1759091</text:a> </text:p>
          </table:table-cell>
          <table:table-cell office:value-type="string" calcext:value-type="string">
            <text:p>Condensateur céramique multicouche CMS, 0603, 1500 pF, 50 V, ± 10%, X7R, Série MC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404</text:p>
          </table:table-cell>
          <table:table-cell office:value-type="string" calcext:value-type="string">
            <text:p>27n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603B273K500CT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multicomp/mc0603b273k500ct/condensateur-mlcc-x7r-27nf-50v/dp/1759111" xlink:type="simple">1759111</text:a> </text:p>
          </table:table-cell>
          <table:table-cell office:value-type="string" calcext:value-type="string">
            <text:p>Condensateur céramique multicouche CMS, 0603 [1608 Metric], 0.027 µF, 50 V, ± 10%, X7R, Série MC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40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ulticomp</text:p>
          </table:table-cell>
          <table:table-cell table:style-name="ce17" office:value-type="string" calcext:value-type="string">
            <text:p>MC0603B103K500CT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multicomp/mc0603b103k500ct/condensateur-mlcc-x7r-10nf-50v/dp/1759102" xlink:type="simple">1759102</text:a> </text:p>
          </table:table-cell>
          <table:table-cell office:value-type="string" calcext:value-type="string">
            <text:p>Condensateur céramique multicouche CMS, 0603, 0.01 µF, 50 V, ± 10%, X7R, Série MC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406</text:p>
          </table:table-cell>
          <table:table-cell office:value-type="string" calcext:value-type="string">
            <text:p>82u</text:p>
          </table:table-cell>
          <table:table-cell table:style-name="ce15" office:value-type="string" calcext:value-type="string">
            <text:p>E1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anasonic</text:p>
          </table:table-cell>
          <table:table-cell table:style-name="ce6" office:value-type="string" calcext:value-type="string">
            <text:p>35SVPF82M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panasonic-electronic-components/35svpf82m/condensateur-elec-alu-82uf-35v/dp/2354811" xlink:type="simple">2354811</text:a> </text:p>
          </table:table-cell>
          <table:table-cell office:value-type="string" calcext:value-type="string">
            <text:p>CONDENSATEUR ELEC ALU 82UF 35V CMS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407</text:p>
          </table:table-cell>
          <table:table-cell office:value-type="string" calcext:value-type="string">
            <text:p>82u</text:p>
          </table:table-cell>
          <table:table-cell table:style-name="ce15" office:value-type="string" calcext:value-type="string">
            <text:p>E1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anasonic</text:p>
          </table:table-cell>
          <table:table-cell table:style-name="ce6" office:value-type="string" calcext:value-type="string">
            <text:p>35SVPF82M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panasonic-electronic-components/35svpf82m/condensateur-elec-alu-82uf-35v/dp/2354811" xlink:type="simple">2354811</text:a> </text:p>
          </table:table-cell>
          <table:table-cell office:value-type="string" calcext:value-type="string">
            <text:p>CONDENSATEUR ELEC ALU 82UF 35V CMS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4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table:style-name="ce20" office:value-type="float" office:value="10" calcext:value-type="float">
            <text:p>1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603B104K250CT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multicomp/mc0603b104k250ct/condensateur-mlcc-x7r-100nf-25v/dp/1759037" xlink:type="simple">1759037</text:a> </text:p>
          </table:table-cell>
          <table:table-cell office:value-type="string" calcext:value-type="string">
            <text:p>Condensateur céramique multicouche CMS, 0603, 0.1 µF, 25 V, ± 10%, X7R, Série MC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C500</text:p>
          </table:table-cell>
          <table:table-cell office:value-type="string" calcext:value-type="string">
            <text:p>C50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603X105K100CT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multicomp/mc0603x105k100ct/condensateur-mlcc-x5r-1uf-10v/dp/1759399" xlink:type="simple">1759399</text:a> </text:p>
          </table:table-cell>
          <table:table-cell office:value-type="string" calcext:value-type="string">
            <text:p>Condensateur céramique multicouche CMS, 0603, 1 µF, 10 V, ± 10%, X5R, Série MC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502</text:p>
          </table:table-cell>
          <table:table-cell office:value-type="string" calcext:value-type="string">
            <text:p>6p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ulticomp</text:p>
          </table:table-cell>
          <table:table-cell table:style-name="ce21" office:value-type="string" calcext:value-type="string">
            <text:p>MC0603N6R0D500CT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multicomp/mc0603n6r0d500ct/condensateur-mlcc-c0g-np0-6pf/dp/1759047" xlink:type="simple">1759047</text:a> </text:p>
          </table:table-cell>
          <table:table-cell office:value-type="string" calcext:value-type="string">
            <text:p>Condensateur céramique multicouche CMS, 0603, 6 pF, 50 V, ± 0.5pF, C0G / NP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503</text:p>
          </table:table-cell>
          <table:table-cell office:value-type="string" calcext:value-type="string">
            <text:p>6p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ulticomp</text:p>
          </table:table-cell>
          <table:table-cell table:style-name="ce21" office:value-type="string" calcext:value-type="string">
            <text:p>MC0603N6R0D500CT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multicomp/mc0603n6r0d500ct/condensateur-mlcc-c0g-np0-6pf/dp/1759047" xlink:type="simple">1759047</text:a> </text:p>
          </table:table-cell>
          <table:table-cell office:value-type="string" calcext:value-type="string">
            <text:p>Condensateur céramique multicouche CMS, 0603, 6 pF, 50 V, ± 0.5pF, C0G / NP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50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603X105K100CT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multicomp/mc0603x105k100ct/condensateur-mlcc-x5r-1uf-10v/dp/1759399" xlink:type="simple">1759399</text:a> </text:p>
          </table:table-cell>
          <table:table-cell office:value-type="string" calcext:value-type="string">
            <text:p>Condensateur céramique multicouche CMS, 0603, 1 µF, 10 V, ± 10%, X5R, Série MC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C600</text:p>
          </table:table-cell>
          <table:table-cell office:value-type="string" calcext:value-type="string">
            <text:p>C601</text:p>
          </table:table-cell>
          <table:table-cell office:value-type="string" calcext:value-type="string">
            <text:p>22u</text:p>
          </table:table-cell>
          <table:table-cell office:value-type="float" office:value="2220" calcext:value-type="float">
            <text:p>222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MET</text:p>
          </table:table-cell>
          <table:table-cell table:style-name="Default" office:value-type="string" calcext:value-type="string">
            <text:p>C2220X226K3RACAUTO 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kemet/c2220x226k3racauto/condensateur-mlcc-x7r-22uf-25v/dp/2478282" xlink:type="simple">2478282</text:a> </text:p>
          </table:table-cell>
          <table:table-cell table:style-name="ce24" office:value-type="string" calcext:value-type="string">
            <text:p>Condensateur céramique multicouche CMS, 2220, 22 µF, 25 V, ± 10%, X7R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602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121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1210F475K3RACTU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kemet/c1210f475k3ractu/condensateur-mlcc-x7r-4-7uf-25v/dp/1358508" xlink:type="simple">1358508</text:a> </text:p>
          </table:table-cell>
          <table:table-cell office:value-type="string" calcext:value-type="string">
            <text:p>Condensateur céramique multicouche CMS, FO-CAP, 1210, 4.7 µF, 25 V, ± 10%, X7R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603</text:p>
          </table:table-cell>
          <table:table-cell office:value-type="string" calcext:value-type="string">
            <text:p>43p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430J5GACTU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kemet/c0603c430j5gactu/condensateur-mlcc-c0g-np0-43pf/dp/1865479" xlink:type="simple">1865479</text:a> </text:p>
          </table:table-cell>
          <table:table-cell office:value-type="string" calcext:value-type="string">
            <text:p>Condensateur céramique multicouche CMS, 0603, 43 pF, 50 V, ± 5%, C0G / NP0, Série C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604</text:p>
          </table:table-cell>
          <table:table-cell office:value-type="string" calcext:value-type="string">
            <text:p>56n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603B563K160CT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multicomp/mc0603b563k160ct/condensateur-mlcc-x7r-56nf-16v/dp/1759013" xlink:type="simple">1759013</text:a> </text:p>
          </table:table-cell>
          <table:table-cell office:value-type="string" calcext:value-type="string">
            <text:p>Condensateur céramique multicouche CMS, 0603, 0.056 µF, 16 V, ± 10%, X7R, Série MC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6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table:style-name="ce20" office:value-type="float" office:value="10" calcext:value-type="float">
            <text:p>1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603B104K250CT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multicomp/mc0603b104k250ct/condensateur-mlcc-x7r-100nf-25v/dp/1759037" xlink:type="simple">1759037</text:a> </text:p>
          </table:table-cell>
          <table:table-cell office:value-type="string" calcext:value-type="string">
            <text:p>Condensateur céramique multicouche CMS, 0603, 0.1 µF, 25 V, ± 10%, X7R, Série MC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606</text:p>
          </table:table-cell>
          <table:table-cell office:value-type="string" calcext:value-type="string">
            <text:p>110p</text:p>
          </table:table-cell>
          <table:table-cell office:value-type="string" calcext:value-type="string">
            <text:p>040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402N111J500CT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multicomp/mc0402n111j500ct/condensateur-mlcc-c0g-np0-110pf/dp/1758970" xlink:type="simple">1758970</text:a> </text:p>
          </table:table-cell>
          <table:table-cell office:value-type="string" calcext:value-type="string">
            <text:p>Condensateur céramique multicouche CMS, 0402, 110 pF, 50 V, ± 5%, C0G / NP0, Série MC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607</text:p>
          </table:table-cell>
          <table:table-cell office:value-type="string" calcext:value-type="string">
            <text:p>2n7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603B272K500CT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multicomp/mc0603b272k500ct/condensateur-mlcc-x7r-2-7nf-50v/dp/1759094" xlink:type="simple">1759094</text:a> </text:p>
          </table:table-cell>
          <table:table-cell office:value-type="string" calcext:value-type="string">
            <text:p>Condensateur céramique multicouche CMS, 0603, 2700 pF, 50 V, ± 10%, X7R, Série MC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608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U0603C220JCT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multicomp/mcu0603c220jct/condensateur-mlcc-c0g-np0-22pf/dp/9406107" xlink:type="simple">9406107</text:a> </text:p>
          </table:table-cell>
          <table:table-cell office:value-type="string" calcext:value-type="string">
            <text:p>Condensateur céramique multicouche CMS, 0603, 22 pF, 50 V, ± 5%, C0G / NP0, Série MCU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609</text:p>
          </table:table-cell>
          <table:table-cell office:value-type="string" calcext:value-type="string">
            <text:p>22u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1206YD226MAT2A</text:p>
          </table:table-cell>
          <table:table-cell office:value-type="string" calcext:value-type="string">
            <text:p>FARNELL</text:p>
          </table:table-cell>
          <table:table-cell table:style-name="ce23" office:value-type="string" calcext:value-type="string">
            <text:p><text:a xlink:href="http://fr.farnell.com/avx/1206yd226mat2a/condensateur-mlcc-x5r-22uf-16v/dp/1833823" xlink:type="simple">1833823</text:a> </text:p>
          </table:table-cell>
          <table:table-cell table:style-name="ce21" office:value-type="string" calcext:value-type="string">
            <text:p>Condensateur céramique multicouche CMS, 1206, 22 µF, 16 V, ± 20%, X5R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C700</text:p>
          </table:table-cell>
          <table:table-cell office:value-type="string" calcext:value-type="string">
            <text:p>C70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120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1206X106K250CT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multicomp/mc1206x106k250ct/condensateur-mlcc-x5r-10uf-25v/dp/2320887" xlink:type="simple">2320887</text:a> </text:p>
          </table:table-cell>
          <table:table-cell office:value-type="string" calcext:value-type="string">
            <text:p>Condensateur céramique multicouche CMS, 1206 , 10 µF, 25 V, ± 10%, X5R, Série MC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70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120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1206X106K250CT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multicomp/mc1206x106k250ct/condensateur-mlcc-x5r-10uf-25v/dp/2320887" xlink:type="simple">2320887</text:a> </text:p>
          </table:table-cell>
          <table:table-cell office:value-type="string" calcext:value-type="string">
            <text:p>Condensateur céramique multicouche CMS, 1206 , 10 µF, 25 V, ± 10%, X5R, Série MC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C800</text:p>
          </table:table-cell>
          <table:table-cell office:value-type="string" calcext:value-type="string">
            <text:p>C801</text:p>
          </table:table-cell>
          <table:table-cell office:value-type="string" calcext:value-type="string">
            <text:p>33n</text:p>
          </table:table-cell>
          <table:table-cell table:style-name="ce13" office:value-type="string" calcext:value-type="string">
            <text:p>15mm</text:p>
          </table:table-cell>
          <table:table-cell/>
          <table:table-cell table:style-name="ce20" office:value-type="float" office:value="310" calcext:value-type="float">
            <text:p>310</text:p>
          </table:table-cell>
          <table:table-cell table:number-columns-repeated="2"/>
          <table:table-cell office:value-type="string" calcext:value-type="string">
            <text:p>X2-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90334025006CS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wurth-elektronik/890334025006cs/condensateur-film-pp-0-033uf-310vac/dp/2449960" xlink:type="simple">2449960</text:a> </text:p>
          </table:table-cell>
          <table:table-cell office:value-type="string" calcext:value-type="string">
            <text:p>Condensateur film, 0.033 µF, 310 V, Polypropylène (PP), ± 10%, Série WCAP-FTXX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802</text:p>
          </table:table-cell>
          <table:table-cell office:value-type="string" calcext:value-type="string">
            <text:p>100n</text:p>
          </table:table-cell>
          <table:table-cell table:style-name="ce13" office:value-type="string" calcext:value-type="string">
            <text:p>22,5mm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R413N310040M1M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kemet/r413n310040m1m/condens-sup-y2-pp-0-1uf-300vac/dp/2495804" xlink:type="simple">2495804</text:a> </text:p>
          </table:table-cell>
          <table:table-cell office:value-type="string" calcext:value-type="string">
            <text:p>Condensateur film, 0.1 µF, Y2, 300 V, ± 20%, Série R41, À sorties radiales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80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120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1206X106K4RACTU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kemet/c1206x106k4ractu/condensateur-mlcc-x7r-10uf-16v/dp/2575964" xlink:type="simple">2575964</text:a> </text:p>
          </table:table-cell>
          <table:table-cell office:value-type="string" calcext:value-type="string">
            <text:p>Condensateur céramique multicouche CMS, 1206 [3216 Metric], 10 µF, 16 V, ± 10%, X7R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 table:style-name="ce3" office:value-type="string" calcext:value-type="string">
            <text:p>Diodes</text:p>
          </table:table-cell>
          <table:table-cell table:style-name="ce3" table:number-columns-repeated="2"/>
          <table:table-cell table:style-name="ce7"/>
          <table:table-cell table:style-name="ce12"/>
          <table:table-cell table:style-name="ce3"/>
          <table:table-cell table:style-name="ce18" table:number-columns-repeated="6"/>
          <table:table-cell table:style-name="ce3"/>
          <table:table-cell table:style-name="ce18" table:number-columns-repeated="2"/>
          <table:table-cell table:style-name="ce3" table:number-columns-repeated="1009"/>
        </table:table-row>
        <table:table-row table:style-name="ro1">
          <table:table-cell/>
          <table:table-cell office:value-type="string" calcext:value-type="string">
            <text:p>D100</text:p>
          </table:table-cell>
          <table:table-cell office:value-type="string" calcext:value-type="string">
            <text:p>D101</text:p>
          </table:table-cell>
          <table:table-cell office:value-type="string" calcext:value-type="string">
            <text:p>BAS16</text:p>
          </table:table-cell>
          <table:table-cell table:number-columns-repeated="1020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D200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SBR2A40</text:p>
          </table:table-cell>
          <table:table-cell table:style-name="ce13" office:value-type="string" calcext:value-type="string">
            <text:p>PowerDI123</text:p>
          </table:table-cell>
          <table:table-cell office:value-type="string" calcext:value-type="string">
            <text:p> <text:a xlink:href="http://www.farnell.com/datasheets/2096657.pdf" xlink:type="simple">http://www.farnell.com/datasheets/2096657.pdf</text:a> 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odes Inc</text:p>
          </table:table-cell>
          <table:table-cell office:value-type="string" calcext:value-type="string">
            <text:p>SBR2A40P1-7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diodes-inc/sbr2a40p1-7/redresseur-super-b-powerdi-123/dp/1713961" xlink:type="simple">1713961</text:a> </text:p>
          </table:table-cell>
          <table:table-cell office:value-type="string" calcext:value-type="string">
            <text:p>Diode de récupération standard, POWERDI®, 40 V, 2 A, Une, 500 mV, 50 A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D202</text:p>
          </table:table-cell>
          <table:table-cell office:value-type="string" calcext:value-type="string">
            <text:p>SBR2A40</text:p>
          </table:table-cell>
          <table:table-cell table:style-name="ce13" office:value-type="string" calcext:value-type="string">
            <text:p>PowerDI123</text:p>
          </table:table-cell>
          <table:table-cell office:value-type="string" calcext:value-type="string">
            <text:p> <text:a xlink:href="http://www.farnell.com/datasheets/2096657.pdf" xlink:type="simple">http://www.farnell.com/datasheets/2096657.pdf</text:a> 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odes Inc</text:p>
          </table:table-cell>
          <table:table-cell office:value-type="string" calcext:value-type="string">
            <text:p>SBR2A40P1-7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diodes-inc/sbr2a40p1-7/redresseur-super-b-powerdi-123/dp/1713961" xlink:type="simple">1713961</text:a> </text:p>
          </table:table-cell>
          <table:table-cell office:value-type="string" calcext:value-type="string">
            <text:p>Diode de récupération standard, POWERDI®, 40 V, 2 A, Une, 500 mV, 50 A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D203</text:p>
          </table:table-cell>
          <table:table-cell office:value-type="string" calcext:value-type="string">
            <text:p>SBR2A40</text:p>
          </table:table-cell>
          <table:table-cell table:style-name="ce13" office:value-type="string" calcext:value-type="string">
            <text:p>PowerDI123</text:p>
          </table:table-cell>
          <table:table-cell office:value-type="string" calcext:value-type="string">
            <text:p> <text:a xlink:href="http://www.farnell.com/datasheets/2096657.pdf" xlink:type="simple">http://www.farnell.com/datasheets/2096657.pdf</text:a> 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odes Inc</text:p>
          </table:table-cell>
          <table:table-cell office:value-type="string" calcext:value-type="string">
            <text:p>SBR2A40P1-7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diodes-inc/sbr2a40p1-7/redresseur-super-b-powerdi-123/dp/1713961" xlink:type="simple">1713961</text:a> </text:p>
          </table:table-cell>
          <table:table-cell office:value-type="string" calcext:value-type="string">
            <text:p>Diode de récupération standard, POWERDI®, 40 V, 2 A, Une, 500 mV, 50 A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D204</text:p>
          </table:table-cell>
          <table:table-cell office:value-type="string" calcext:value-type="string">
            <text:p>SBR2A40</text:p>
          </table:table-cell>
          <table:table-cell table:style-name="ce13" office:value-type="string" calcext:value-type="string">
            <text:p>PowerDI123</text:p>
          </table:table-cell>
          <table:table-cell office:value-type="string" calcext:value-type="string">
            <text:p> <text:a xlink:href="http://www.farnell.com/datasheets/2096657.pdf" xlink:type="simple">http://www.farnell.com/datasheets/2096657.pdf</text:a> 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odes Inc</text:p>
          </table:table-cell>
          <table:table-cell office:value-type="string" calcext:value-type="string">
            <text:p>SBR2A40P1-7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diodes-inc/sbr2a40p1-7/redresseur-super-b-powerdi-123/dp/1713961" xlink:type="simple">1713961</text:a> </text:p>
          </table:table-cell>
          <table:table-cell office:value-type="string" calcext:value-type="string">
            <text:p>Diode de récupération standard, POWERDI®, 40 V, 2 A, Une, 500 mV, 50 A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D400</text:p>
          </table:table-cell>
          <table:table-cell office:value-type="string" calcext:value-type="string">
            <text:p>D401</text:p>
          </table:table-cell>
          <table:table-cell office:value-type="string" calcext:value-type="string">
            <text:p>MBRD835LT4G</text:p>
          </table:table-cell>
          <table:table-cell office:value-type="string" calcext:value-type="string">
            <text:p>TO-252</text:p>
          </table:table-cell>
          <table:table-cell office:value-type="string" calcext:value-type="string">
            <text:p><text:a xlink:href="http://www.farnell.com/datasheets/33914.pdf" xlink:type="simple">http://www.farnell.com/datasheets/33914.pdf</text:a> 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N Semi</text:p>
          </table:table-cell>
          <table:table-cell office:value-type="string" calcext:value-type="string">
            <text:p>MBRD835LT4G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on-semiconductor/mbrd835lt4g/diode-schottky/dp/1611349" xlink:type="simple">1611349</text:a> </text:p>
          </table:table-cell>
          <table:table-cell office:value-type="string" calcext:value-type="string">
            <text:p>Redresseur Schottky, 35 V, 8 A, Une, TO-252, 3 Broche(s), 510 mV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D500</text:p>
          </table:table-cell>
          <table:table-cell office:value-type="string" calcext:value-type="string">
            <text:p>D501</text:p>
          </table:table-cell>
          <table:table-cell office:value-type="string" calcext:value-type="string">
            <text:p>Zener-3V3</text:p>
          </table:table-cell>
          <table:table-cell office:value-type="string" calcext:value-type="string">
            <text:p>SOD-323FL</text:p>
          </table:table-cell>
          <table:table-cell office:value-type="string" calcext:value-type="string">
            <text:p><text:a xlink:href="http://www.farnell.com/datasheets/2021487.pdf" xlink:type="simple">http://www.farnell.com/datasheets/2021487.pdf</text:a> </text:p>
          </table:table-cell>
          <table:table-cell office:value-type="float" office:value="3.3" calcext:value-type="float">
            <text:p>3,3</text:p>
          </table:table-cell>
          <table:table-cell table:number-columns-repeated="4"/>
          <table:table-cell office:value-type="string" calcext:value-type="string">
            <text:p>Rohm</text:p>
          </table:table-cell>
          <table:table-cell office:value-type="string" calcext:value-type="string">
            <text:p>UDZVFHTE-173.3B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rohm/udzvfhte-173-3b/diode-zener-3-3v-sod-323fl/dp/2528863" xlink:type="simple">2528863</text:a> </text:p>
          </table:table-cell>
          <table:table-cell office:value-type="string" calcext:value-type="string">
            <text:p>Diode simple Zener, AEC-Q101, 3.3 V, 200 mW, SOD-323FL, 2 Broche(s), 150 °C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D700</text:p>
          </table:table-cell>
          <table:table-cell office:value-type="string" calcext:value-type="string">
            <text:p>D701</text:p>
          </table:table-cell>
          <table:table-cell office:value-type="string" calcext:value-type="string">
            <text:p>SBR2A40</text:p>
          </table:table-cell>
          <table:table-cell table:style-name="ce13" office:value-type="string" calcext:value-type="string">
            <text:p>PowerDI123</text:p>
          </table:table-cell>
          <table:table-cell office:value-type="string" calcext:value-type="string">
            <text:p> <text:a xlink:href="http://www.farnell.com/datasheets/2096657.pdf" xlink:type="simple">http://www.farnell.com/datasheets/2096657.pdf</text:a> 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odes Inc</text:p>
          </table:table-cell>
          <table:table-cell office:value-type="string" calcext:value-type="string">
            <text:p>SBR2A40P1-7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diodes-inc/sbr2a40p1-7/redresseur-super-b-powerdi-123/dp/1713961" xlink:type="simple">1713961</text:a> </text:p>
          </table:table-cell>
          <table:table-cell office:value-type="string" calcext:value-type="string">
            <text:p>Diode de récupération standard, POWERDI®, 40 V, 2 A, Une, 500 mV, 50 A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D702</text:p>
          </table:table-cell>
          <table:table-cell office:value-type="string" calcext:value-type="string">
            <text:p>SBR2A40</text:p>
          </table:table-cell>
          <table:table-cell table:style-name="ce13" office:value-type="string" calcext:value-type="string">
            <text:p>PowerDI123</text:p>
          </table:table-cell>
          <table:table-cell office:value-type="string" calcext:value-type="string">
            <text:p> <text:a xlink:href="http://www.farnell.com/datasheets/2096657.pdf" xlink:type="simple">http://www.farnell.com/datasheets/2096657.pdf</text:a> 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odes Inc</text:p>
          </table:table-cell>
          <table:table-cell office:value-type="string" calcext:value-type="string">
            <text:p>SBR2A40P1-7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diodes-inc/sbr2a40p1-7/redresseur-super-b-powerdi-123/dp/1713961" xlink:type="simple">1713961</text:a> </text:p>
          </table:table-cell>
          <table:table-cell office:value-type="string" calcext:value-type="string">
            <text:p>Diode de récupération standard, POWERDI®, 40 V, 2 A, Une, 500 mV, 50 A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D800</text:p>
          </table:table-cell>
          <table:table-cell office:value-type="string" calcext:value-type="string">
            <text:p>D801</text:p>
          </table:table-cell>
          <table:table-cell office:value-type="string" calcext:value-type="string">
            <text:p>1N4001</text:p>
          </table:table-cell>
          <table:table-cell table:number-columns-repeated="7"/>
          <table:table-cell office:value-type="string" calcext:value-type="string">
            <text:p>Diodes Inc</text:p>
          </table:table-cell>
          <table:table-cell office:value-type="string" calcext:value-type="string">
            <text:p>1N4001-T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diodes-inc/1n4001-t/diode-de-redressement-50v1ado/dp/1843694" xlink:type="simple">1843694</text:a> </text:p>
          </table:table-cell>
          <table:table-cell office:value-type="string" calcext:value-type="string">
            <text:p>Diode de récupération standard, 50 V, 1 A, Une, 1 V, 30 A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 table:style-name="ce3" office:value-type="string" calcext:value-type="string">
            <text:p>Inductances</text:p>
          </table:table-cell>
          <table:table-cell table:style-name="ce3" table:number-columns-repeated="2"/>
          <table:table-cell table:style-name="ce7"/>
          <table:table-cell table:style-name="ce12"/>
          <table:table-cell table:style-name="ce3"/>
          <table:table-cell table:style-name="ce18" table:number-columns-repeated="6"/>
          <table:table-cell table:style-name="ce3"/>
          <table:table-cell table:style-name="ce18" table:number-columns-repeated="2"/>
          <table:table-cell table:style-name="ce3" table:number-columns-repeated="1009"/>
        </table:table-row>
        <table:table-row table:style-name="ro1">
          <table:table-cell/>
          <table:table-cell office:value-type="string" calcext:value-type="string">
            <text:p>L300</text:p>
          </table:table-cell>
          <table:table-cell office:value-type="string" calcext:value-type="string">
            <text:p>L301</text:p>
          </table:table-cell>
          <table:table-cell office:value-type="string" calcext:value-type="string">
            <text:p>3u3</text:p>
          </table:table-cell>
          <table:table-cell table:style-name="ce13"/>
          <table:table-cell office:value-type="string" calcext:value-type="string">
            <text:p><text:a xlink:href="http://www.farnell.com/datasheets/1735740.pdf" xlink:type="simple">http://www.farnell.com/datasheets/1735740.pdf</text:a> </text:p>
          </table:table-cell>
          <table:table-cell office:value-type="string" calcext:value-type="string">
            <text:p><text:s text:c="2"/></text:p>
          </table:table-cell>
          <table:table-cell office:value-type="float" office:value="17.2" calcext:value-type="float">
            <text:p>17,2</text:p>
          </table:table-cell>
          <table:table-cell table:number-columns-repeated="3"/>
          <table:table-cell office:value-type="string" calcext:value-type="string">
            <text:p>WURTH</text:p>
          </table:table-cell>
          <table:table-cell table:style-name="ce6" office:value-type="float" office:value="744311330" calcext:value-type="float">
            <text:p>744311330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wurth-elektronik/744311330/inductance-fort-courant-2/dp/1636193" xlink:type="simple">1636193</text:a> </text:p>
          </table:table-cell>
          <table:table-cell office:value-type="string" calcext:value-type="string">
            <text:p>Inductance de puissance CMS, Série WE-HCI, 3.3 µH, 6.5 A, 11 A, Blindé, 0.0172 ohm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L400</text:p>
          </table:table-cell>
          <table:table-cell office:value-type="string" calcext:value-type="string">
            <text:p>L401</text:p>
          </table:table-cell>
          <table:table-cell office:value-type="string" calcext:value-type="string">
            <text:p>10u</text:p>
          </table:table-cell>
          <table:table-cell table:style-name="ce13"/>
          <table:table-cell office:value-type="string" calcext:value-type="string">
            <text:p><text:a xlink:href="http://www.farnell.com/datasheets/654696.pdf" xlink:type="simple">http://www.farnell.com/datasheets/654696.pdf</text:a> </text:p>
          </table:table-cell>
          <table:table-cell office:value-type="string" calcext:value-type="string">
            <text:p><text:s text:c="3"/></text:p>
          </table:table-cell>
          <table:table-cell office:value-type="float" office:value="14.4" calcext:value-type="float">
            <text:p>14,4</text:p>
          </table:table-cell>
          <table:table-cell table:number-columns-repeated="3"/>
          <table:table-cell office:value-type="string" calcext:value-type="string">
            <text:p>WURTH</text:p>
          </table:table-cell>
          <table:table-cell table:style-name="ce6" office:value-type="float" office:value="744332100" calcext:value-type="float">
            <text:p>744332100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wurth-elektronik/7443321000/inductor-10uh-9a-20/dp/1848238" xlink:type="simple">1848238</text:a> </text:p>
          </table:table-cell>
          <table:table-cell office:value-type="string" calcext:value-type="string">
            <text:p>Inductance de puissance CMS, Série WE-HCC, 10 µH, 9 A, 10 A, Blindé, 0.0144 ohm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L600</text:p>
          </table:table-cell>
          <table:table-cell office:value-type="string" calcext:value-type="string">
            <text:p>L601</text:p>
          </table:table-cell>
          <table:table-cell office:value-type="string" calcext:value-type="string">
            <text:p>10u</text:p>
          </table:table-cell>
          <table:table-cell table:style-name="ce13"/>
          <table:table-cell office:value-type="string" calcext:value-type="string">
            <text:p><text:a xlink:href="http://www.farnell.com/datasheets/2124514.pdf" xlink:type="simple">http://www.farnell.com/datasheets/2124514.pdf</text:a> </text:p>
          </table:table-cell>
          <table:table-cell office:value-type="string" calcext:value-type="string">
            <text:p><text:s text:c="3"/>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TDK</text:p>
          </table:table-cell>
          <table:table-cell table:style-name="ce6" office:value-type="string" calcext:value-type="string">
            <text:p>VLP8040T-100M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tdk/vlp8040t-100m/inductance-puissance-10uh-3-2a/dp/2345211" xlink:type="simple">2345211</text:a> </text:p>
          </table:table-cell>
          <table:table-cell office:value-type="string" calcext:value-type="string">
            <text:p>Inductance de puissance CMS, Série VLP, 10 µH, 3.5 A, 3.2 A, Blindé, 0.038 ohm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 table:style-name="ce3" office:value-type="string" calcext:value-type="string">
            <text:p>Connecteurs</text:p>
          </table:table-cell>
          <table:table-cell table:style-name="ce3" table:number-columns-repeated="2"/>
          <table:table-cell table:style-name="ce7"/>
          <table:table-cell table:style-name="ce12"/>
          <table:table-cell table:style-name="ce3"/>
          <table:table-cell table:style-name="ce18" table:number-columns-repeated="6"/>
          <table:table-cell table:style-name="ce3"/>
          <table:table-cell table:style-name="ce18" table:number-columns-repeated="2"/>
          <table:table-cell table:style-name="ce3" table:number-columns-repeated="1009"/>
        </table:table-row>
        <table:table-row table:style-name="ro1">
          <table:table-cell/>
          <table:table-cell office:value-type="string" calcext:value-type="string">
            <text:p>P100</text:p>
          </table:table-cell>
          <table:table-cell office:value-type="string" calcext:value-type="string">
            <text:p>P101</text:p>
          </table:table-cell>
          <table:table-cell office:value-type="string" calcext:value-type="string">
            <text:p>Master-12V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102</text:p>
          </table:table-cell>
          <table:table-cell office:value-type="string" calcext:value-type="string">
            <text:p>detection-230V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103</text:p>
          </table:table-cell>
          <table:table-cell office:value-type="string" calcext:value-type="string">
            <text:p>Secteur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104</text:p>
          </table:table-cell>
          <table:table-cell office:value-type="string" calcext:value-type="string">
            <text:p>Secteur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105</text:p>
          </table:table-cell>
          <table:table-cell office:value-type="string" calcext:value-type="string">
            <text:p>2Pts-CANON 1200D</text:p>
          </table:table-cell>
          <table:table-cell table:number-columns-repeated="2"/>
          <table:table-cell office:value-type="float" office:value="7.4" calcext:value-type="float">
            <text:p>7,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106</text:p>
          </table:table-cell>
          <table:table-cell office:value-type="string" calcext:value-type="string">
            <text:p>2Pts-Flash</text:p>
          </table:table-cell>
          <table:table-cell table:number-columns-repeated="2"/>
          <table:table-cell office:value-type="float" office:value="6.5" calcext:value-type="float">
            <text:p>6,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107</text:p>
          </table:table-cell>
          <table:table-cell office:value-type="string" calcext:value-type="string">
            <text:p>2Pts-shutter</text:p>
          </table:table-cell>
          <table:table-cell table:number-columns-repeated="2"/>
          <table:table-cell office:value-type="float" office:value="6.5" calcext:value-type="float">
            <text:p>6,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108</text:p>
          </table:table-cell>
          <table:table-cell office:value-type="string" calcext:value-type="string">
            <text:p>Bouton Poussoi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109</text:p>
          </table:table-cell>
          <table:table-cell office:value-type="string" calcext:value-type="string">
            <text:p>HT910-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110</text:p>
          </table:table-cell>
          <table:table-cell office:value-type="string" calcext:value-type="string">
            <text:p>GACH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111</text:p>
          </table:table-cell>
          <table:table-cell office:value-type="string" calcext:value-type="string">
            <text:p>24V-PRINT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P500</text:p>
          </table:table-cell>
          <table:table-cell office:value-type="string" calcext:value-type="string">
            <text:p>P501</text:p>
          </table:table-cell>
          <table:table-cell office:value-type="string" calcext:value-type="string">
            <text:p>alim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 table:style-name="ce3" office:value-type="string" calcext:value-type="string">
            <text:p>Transistors</text:p>
          </table:table-cell>
          <table:table-cell table:style-name="ce3" table:number-columns-repeated="2"/>
          <table:table-cell table:style-name="ce7"/>
          <table:table-cell table:style-name="ce12"/>
          <table:table-cell table:style-name="ce3"/>
          <table:table-cell table:style-name="ce18" table:number-columns-repeated="6"/>
          <table:table-cell table:style-name="ce3"/>
          <table:table-cell table:style-name="ce18" table:number-columns-repeated="2"/>
          <table:table-cell table:style-name="ce3" table:number-columns-repeated="1009"/>
        </table:table-row>
        <table:table-row table:style-name="ro1">
          <table:table-cell/>
          <table:table-cell office:value-type="string" calcext:value-type="string">
            <text:p>Q100</text:p>
          </table:table-cell>
          <table:table-cell office:value-type="string" calcext:value-type="string">
            <text:p>Q101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TO-252</text:p>
          </table:table-cell>
          <table:table-cell office:value-type="string" calcext:value-type="string">
            <text:p><text:a xlink:href="http://www.farnell.com/datasheets/2050341.pdf" xlink:type="simple">http://www.farnell.com/datasheets/2050341.pdf</text:a> </text:p>
          </table:table-cell>
          <table:table-cell office:value-type="float" office:value="100" calcext:value-type="float">
            <text:p>100</text:p>
          </table:table-cell>
          <table:table-cell office:value-type="float" office:value="0.162" calcext:value-type="float">
            <text:p>0,162</text:p>
          </table:table-cell>
          <table:table-cell office:value-type="float" office:value="8.8" calcext:value-type="float">
            <text:p>8,8</text:p>
          </table:table-cell>
          <table:table-cell table:number-columns-repeated="2"/>
          <table:table-cell office:value-type="string" calcext:value-type="string">
            <text:p>VISHAY</text:p>
          </table:table-cell>
          <table:table-cell office:value-type="string" calcext:value-type="string">
            <text:p>SUD09P10-195-GE3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vishay/sud09p10-195-ge3/mosfet-canal-p-diode-100v-8-8a/dp/1859014" xlink:type="simple">1859014</text:a> </text:p>
          </table:table-cell>
          <table:table-cell office:value-type="string" calcext:value-type="string">
            <text:p>Transistor MOSFET, Canal P, -8.8 A, -100 V, 0.162 ohm, -10 V, -1 V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Q300</text:p>
          </table:table-cell>
          <table:table-cell office:value-type="string" calcext:value-type="string">
            <text:p>Q301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<text:a xlink:href="http://www.farnell.com/datasheets/2246751.pdf" xlink:type="simple">http://www.farnell.com/datasheets/2246751.pdf</text:a> </text:p>
          </table:table-cell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office:value-type="float" office:value="0.17" calcext:value-type="float">
            <text:p>0,17</text:p>
          </table:table-cell>
          <table:table-cell table:number-columns-repeated="2"/>
          <table:table-cell office:value-type="string" calcext:value-type="string">
            <text:p>Fairchild</text:p>
          </table:table-cell>
          <table:table-cell table:style-name="ce6" office:value-type="string" calcext:value-type="string">
            <text:p>BSS123</text:p>
          </table:table-cell>
          <table:table-cell table:style-name="ce20"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fairchild-semiconductor/bss123/mosfet-n-ch-100v-170ma-sot-23/dp/2251951" xlink:type="simple">2251951</text:a> </text:p>
          </table:table-cell>
          <table:table-cell office:value-type="string" calcext:value-type="string">
            <text:p>Transistor MOSFET, Canal N, 170 mA, 100 V, 1.2 ohm, 10 V, 1.7 V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Q400</text:p>
          </table:table-cell>
          <table:table-cell office:value-type="string" calcext:value-type="string">
            <text:p>Q401</text:p>
          </table:table-cell>
          <table:table-cell office:value-type="string" calcext:value-type="string">
            <text:p>CSD17304Q3</text:p>
          </table:table-cell>
          <table:table-cell table:style-name="ce13" office:value-type="string" calcext:value-type="string">
            <text:p>Q3 Pack</text:p>
          </table:table-cell>
          <table:table-cell office:value-type="string" calcext:value-type="string">
            <text:p><text:a xlink:href="http://www.ti.com/lit/ds/symlink/csd17304q3.pdf" xlink:type="simple">http://www.ti.com/lit/ds/symlink/csd17304q3.pdf</text:a> 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Texas </text:p>
          </table:table-cell>
          <table:table-cell office:value-type="string" calcext:value-type="string">
            <text:p>CSD17304Q3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texas-instruments/csd17304q3/mosfet-canal-n-30v-56a-vson-8/dp/2501089" xlink:type="simple">2501089</text:a> </text:p>
          </table:table-cell>
          <table:table-cell office:value-type="string" calcext:value-type="string">
            <text:p>Transistor MOSFET, Canal N, 56 A, 30 V, 0.0059 ohm, 8 V, 1.3 V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Q500</text:p>
          </table:table-cell>
          <table:table-cell office:value-type="string" calcext:value-type="string">
            <text:p>Q501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<text:a xlink:href="http://www.farnell.com/datasheets/2246751.pdf" xlink:type="simple">http://www.farnell.com/datasheets/2246751.pdf</text:a> </text:p>
          </table:table-cell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office:value-type="float" office:value="0.17" calcext:value-type="float">
            <text:p>0,17</text:p>
          </table:table-cell>
          <table:table-cell table:number-columns-repeated="2"/>
          <table:table-cell office:value-type="string" calcext:value-type="string">
            <text:p>Fairchild</text:p>
          </table:table-cell>
          <table:table-cell table:style-name="ce6" office:value-type="string" calcext:value-type="string">
            <text:p>BSS123</text:p>
          </table:table-cell>
          <table:table-cell table:style-name="ce20"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fairchild-semiconductor/bss123/mosfet-n-ch-100v-170ma-sot-23/dp/2251951" xlink:type="simple">2251951</text:a> </text:p>
          </table:table-cell>
          <table:table-cell office:value-type="string" calcext:value-type="string">
            <text:p>Transistor MOSFET, Canal N, 170 mA, 100 V, 1.2 ohm, 10 V, 1.7 V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Q700</text:p>
          </table:table-cell>
          <table:table-cell office:value-type="string" calcext:value-type="string">
            <text:p>Q701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<text:a xlink:href="http://www.farnell.com/datasheets/2246751.pdf" xlink:type="simple">http://www.farnell.com/datasheets/2246751.pdf</text:a> </text:p>
          </table:table-cell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office:value-type="float" office:value="0.17" calcext:value-type="float">
            <text:p>0,17</text:p>
          </table:table-cell>
          <table:table-cell table:number-columns-repeated="2"/>
          <table:table-cell office:value-type="string" calcext:value-type="string">
            <text:p>Fairchild</text:p>
          </table:table-cell>
          <table:table-cell table:style-name="ce6" office:value-type="string" calcext:value-type="string">
            <text:p>BSS123</text:p>
          </table:table-cell>
          <table:table-cell table:style-name="ce20"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fairchild-semiconductor/bss123/mosfet-n-ch-100v-170ma-sot-23/dp/2251951" xlink:type="simple">2251951</text:a> </text:p>
          </table:table-cell>
          <table:table-cell office:value-type="string" calcext:value-type="string">
            <text:p>Transistor MOSFET, Canal N, 170 mA, 100 V, 1.2 ohm, 10 V, 1.7 V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Q702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<text:a xlink:href="http://www.farnell.com/datasheets/2246751.pdf" xlink:type="simple">http://www.farnell.com/datasheets/2246751.pdf</text:a> </text:p>
          </table:table-cell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office:value-type="float" office:value="0.17" calcext:value-type="float">
            <text:p>0,17</text:p>
          </table:table-cell>
          <table:table-cell table:number-columns-repeated="2"/>
          <table:table-cell office:value-type="string" calcext:value-type="string">
            <text:p>Fairchild</text:p>
          </table:table-cell>
          <table:table-cell table:style-name="ce6" office:value-type="string" calcext:value-type="string">
            <text:p>BSS123</text:p>
          </table:table-cell>
          <table:table-cell table:style-name="ce20"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fairchild-semiconductor/bss123/mosfet-n-ch-100v-170ma-sot-23/dp/2251951" xlink:type="simple">2251951</text:a> </text:p>
          </table:table-cell>
          <table:table-cell office:value-type="string" calcext:value-type="string">
            <text:p>Transistor MOSFET, Canal N, 170 mA, 100 V, 1.2 ohm, 10 V, 1.7 V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 table:style-name="ce3" office:value-type="string" calcext:value-type="string">
            <text:p>Resistances</text:p>
          </table:table-cell>
          <table:table-cell table:style-name="ce3" table:number-columns-repeated="2"/>
          <table:table-cell table:style-name="ce7"/>
          <table:table-cell table:style-name="ce12"/>
          <table:table-cell table:style-name="ce3"/>
          <table:table-cell table:style-name="ce18" table:number-columns-repeated="6"/>
          <table:table-cell table:style-name="ce3"/>
          <table:table-cell table:style-name="ce18" table:number-columns-repeated="2"/>
          <table:table-cell table:style-name="ce3" table:number-columns-repeated="1009"/>
        </table:table-row>
        <table:table-row table:style-name="ro1">
          <table:table-cell/>
          <table:table-cell office:value-type="string" calcext:value-type="string">
            <text:p>R100</text:p>
          </table:table-cell>
          <table:table-cell office:value-type="string" calcext:value-type="string">
            <text:p>R101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ML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yageo-phycomp/rc0603fr-071ml/res-couche-epaisse-1m-1-0-1w-0603/dp/9238840" xlink:type="simple">9238840</text:a> </text:p>
          </table:table-cell>
          <table:table-cell office:value-type="string" calcext:value-type="string">
            <text:p>Résistance à puce CMS, Couche épaisse, 1 Mohm, 50 V, 0603, 100 mW, ± 1%, Série RC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R200</text:p>
          </table:table-cell>
          <table:table-cell office:value-type="string" calcext:value-type="string">
            <text:p>R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0RL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yageo/rc0603fr-070rl/res-couche-epaisse-0r-1-0-1w-0603/dp/2309106" xlink:type="simple">2309106</text:a> </text:p>
          </table:table-cell>
          <table:table-cell office:value-type="string" calcext:value-type="string">
            <text:p>Résistance à puce CMS, Couche épaisse, 0 ohm, 50 V,0603, 100 mW, ± 1%, Série RC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0RL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yageo/rc0603fr-070rl/res-couche-epaisse-0r-1-0-1w-0603/dp/2309106" xlink:type="simple">2309106</text:a> </text:p>
          </table:table-cell>
          <table:table-cell office:value-type="string" calcext:value-type="string">
            <text:p>Résistance à puce CMS, Couche épaisse, 0 ohm, 50 V, 0603, 100 mW, ± 1%, Série RC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20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WR06X2400FTL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walsin/wr06x2400ftl/res-couche-epaisse-240r-1-0-1w/dp/2670708" xlink:type="simple">2670708</text:a> </text:p>
          </table:table-cell>
          <table:table-cell office:value-type="string" calcext:value-type="string">
            <text:p>Résistance à puce CMS, 240 ohm, 75 V, 0603, 100 mW, ± 1%, WR06 Series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204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WR06X1651FTL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walsin/wr06x1651ftl/res-couche-epaisse-1k65-1-0-1w/dp/2670655" xlink:type="simple">2670655</text:a> </text:p>
          </table:table-cell>
          <table:table-cell office:value-type="string" calcext:value-type="string">
            <text:p>Résistance à puce CMS, 1.65 kohm, 75 V, 0603, 100 mW, ± 1%, WR06 Series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2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0K0JNEA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vishay/crcw060310k0jnea/res-aec-q200-10k-5-0-1w-0603/dp/2693095" xlink:type="simple">2693095</text:a> </text:p>
          </table:table-cell>
          <table:table-cell office:value-type="string" calcext:value-type="string">
            <text:p>Résistance à puce CMS, 10 kohm, 75 V, 0603, 100 mW, ± 5%, CRCW Series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20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0K0JNEA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vishay/crcw060310k0jnea/res-aec-q200-10k-5-0-1w-0603/dp/2693095" xlink:type="simple">2693095</text:a> </text:p>
          </table:table-cell>
          <table:table-cell office:value-type="string" calcext:value-type="string">
            <text:p>Résistance à puce CMS, 10 kohm, 75 V, 0603, 100 mW, ± 5%, CRCW Series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20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0K0JNEA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vishay/crcw060310k0jnea/res-aec-q200-10k-5-0-1w-0603/dp/2693095" xlink:type="simple">2693095</text:a> </text:p>
          </table:table-cell>
          <table:table-cell office:value-type="string" calcext:value-type="string">
            <text:p>Résistance à puce CMS, 10 kohm, 75 V, 0603, 100 mW, ± 5%, CRCW Series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20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0K0JNEA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vishay/crcw060310k0jnea/res-aec-q200-10k-5-0-1w-0603/dp/2693095" xlink:type="simple">2693095</text:a> </text:p>
          </table:table-cell>
          <table:table-cell office:value-type="string" calcext:value-type="string">
            <text:p>Résistance à puce CMS, 10 kohm, 75 V, 0603, 100 mW, ± 5%, CRCW Series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20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00KL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yageo-phycomp/rc0603fr-07100kl/res-couche-epaisse-100k-1-0-1w/dp/9238727" xlink:type="simple">9238727</text:a> </text:p>
          </table:table-cell>
          <table:table-cell office:value-type="string" calcext:value-type="string">
            <text:p>Résistance à puce CMS, Couche épaisse, 100 kohm, 50 V, 0603, 100 mW, ± 1%, Série RC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210</text:p>
          </table:table-cell>
          <table:table-cell office:value-type="string" calcext:value-type="string">
            <text:p>523k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WR06X5233FTL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walsin/wr06x5233ftl/res-couche-epaisse-523k-1-0-1w/dp/2670836" xlink:type="simple">2670836</text:a> </text:p>
          </table:table-cell>
          <table:table-cell office:value-type="string" calcext:value-type="string">
            <text:p>Résistance à puce CMS, 523 kohm, 75 V, 0603, 100 mW, ± 1%, WR06 Series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21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00KL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yageo-phycomp/rc0603fr-07100kl/res-couche-epaisse-100k-1-0-1w/dp/9238727" xlink:type="simple">9238727</text:a> </text:p>
          </table:table-cell>
          <table:table-cell office:value-type="string" calcext:value-type="string">
            <text:p>Résistance à puce CMS, Couche épaisse, 100 kohm, 50 V, 0603, 100 mW, ± 1%, Série RC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R300</text:p>
          </table:table-cell>
          <table:table-cell office:value-type="string" calcext:value-type="string">
            <text:p>R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0RL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yageo/rc0603fr-070rl/res-couche-epaisse-0r-1-0-1w-0603/dp/2309106" xlink:type="simple">2309106</text:a> </text:p>
          </table:table-cell>
          <table:table-cell office:value-type="string" calcext:value-type="string">
            <text:p>Résistance à puce CMS, Couche épaisse, 0 ohm, 50 V, 0603, 100 mW, ± 1%, Série RC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302</text:p>
          </table:table-cell>
          <table:table-cell office:value-type="string" calcext:value-type="string">
            <text:p>105k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SIN</text:p>
          </table:table-cell>
          <table:table-cell table:style-name="ce6" office:value-type="string" calcext:value-type="string">
            <text:p>WR06X1053FTL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walsin/wr06x1053ftl/res-couche-epaisse-105k-1-0-1w/dp/2670599" xlink:type="simple">2670599</text:a> </text:p>
          </table:table-cell>
          <table:table-cell office:value-type="string" calcext:value-type="string">
            <text:p>Résistance à puce CMS, 105 kohm, 75 V, 0603, 100 mW, ± 1%, WR06 Series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303</text:p>
          </table:table-cell>
          <table:table-cell office:value-type="string" calcext:value-type="string">
            <text:p>37k4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WR06X3742FTL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walsin/wr06x3742ftl/res-couche-epaisse-37k4-1-0-1w/dp/2670780" xlink:type="simple">2670780</text:a> </text:p>
          </table:table-cell>
          <table:table-cell office:value-type="string" calcext:value-type="string">
            <text:p>Résistance à puce CMS, 37.4 kohm, 75 V, 0603 [1608 Metric], 100 mW, ± 1%, WR06 Series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304</text:p>
          </table:table-cell>
          <table:table-cell office:value-type="string" calcext:value-type="string">
            <text:p>53k6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3EKF5362V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panasonic-electronic-components/erj3ekf5362v/res-couche-epaisse-53-6k-1-0-1w/dp/2059475" xlink:type="simple">2059475</text:a> </text:p>
          </table:table-cell>
          <table:table-cell office:value-type="string" calcext:value-type="string">
            <text:p>Résistance à puce CMS, Couche épaisse, 53.6 kohm, 75 V, 0603, 100 mW, ± 1%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305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ML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yageo-phycomp/rc0603fr-071ml/res-couche-epaisse-1m-1-0-1w-0603/dp/9238840" xlink:type="simple">9238840</text:a> </text:p>
          </table:table-cell>
          <table:table-cell office:value-type="string" calcext:value-type="string">
            <text:p>Résistance à puce CMS, Couche épaisse, 1 Mohm, 50 V, 0603, 100 mW, ± 1%, Série RC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306</text:p>
          </table:table-cell>
          <table:table-cell office:value-type="string" calcext:value-type="string">
            <text:p>3k92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WR06X3921FTL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walsin/wr06x3921ftl/res-couche-epaisse-3k92-1-0-1w/dp/2670788" xlink:type="simple">2670788</text:a> </text:p>
          </table:table-cell>
          <table:table-cell office:value-type="string" calcext:value-type="string">
            <text:p>Résistance à puce CMS, 3.92 kohm, 75 V, 0603, 100 mW, ± 1%, WR06 Series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307</text:p>
          </table:table-cell>
          <table:table-cell office:value-type="string" calcext:value-type="string">
            <text:p>97k6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WR06X9762FTL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walsin/wr06x9762ftl/res-couche-epaisse-97k6-1-0-1w/dp/2670925" xlink:type="simple">2670925</text:a> </text:p>
          </table:table-cell>
          <table:table-cell office:value-type="string" calcext:value-type="string">
            <text:p>Résistance à puce CMS, 97.6 kohm, 75 V, 0603 [1608 Metric], 100 mW, ± 1%, WR06 Series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30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0K0JNEA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vishay/crcw060310k0jnea/res-aec-q200-10k-5-0-1w-0603/dp/2693095" xlink:type="simple">2693095</text:a> </text:p>
          </table:table-cell>
          <table:table-cell office:value-type="string" calcext:value-type="string">
            <text:p>Résistance à puce CMS, 10 kohm, 75 V, 0603, 100 mW, ± 5%, CRCW Series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R400</text:p>
          </table:table-cell>
          <table:table-cell office:value-type="string" calcext:value-type="string">
            <text:p>R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0RL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yageo/rc0603fr-070rl/res-couche-epaisse-0r-1-0-1w-0603/dp/2309106" xlink:type="simple">2309106</text:a> </text:p>
          </table:table-cell>
          <table:table-cell office:value-type="string" calcext:value-type="string">
            <text:p>Résistance à puce CMS, Couche épaisse, 0 ohm, 50 V, 0603, 100 mW, ± 1%, Série RC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4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WR06X1000FTL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multicomp/mcwr06x1000ftl/res-couche-epaisse-100r-1-0-1w/dp/2447227" xlink:type="simple">2447227</text:a> </text:p>
          </table:table-cell>
          <table:table-cell office:value-type="string" calcext:value-type="string">
            <text:p>Résistance à puce CMS, Couche épaisse, 100 ohm, 50 V, 0603, 100 mW, ± 1%, Série MCWR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4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WR06X1000FTL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multicomp/mcwr06x1000ftl/res-couche-epaisse-100r-1-0-1w/dp/2447227" xlink:type="simple">2447227</text:a> </text:p>
          </table:table-cell>
          <table:table-cell office:value-type="string" calcext:value-type="string">
            <text:p>Résistance à puce CMS, Couche épaisse, 100 ohm, 50 V, 0603, 100 mW, ± 1%, Série MCWR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4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WR06X1000FTL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multicomp/mcwr06x1000ftl/res-couche-epaisse-100r-1-0-1w/dp/2447227" xlink:type="simple">2447227</text:a> </text:p>
          </table:table-cell>
          <table:table-cell office:value-type="string" calcext:value-type="string">
            <text:p>Résistance à puce CMS, Couche épaisse, 100 ohm, 50 V, 0603, 100 mW, ± 1%, Série MCWR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405</text:p>
          </table:table-cell>
          <table:table-cell office:value-type="string" calcext:value-type="string">
            <text:p>8mo-1W</text:p>
          </table:table-cell>
          <table:table-cell office:value-type="string" calcext:value-type="string">
            <text:p>201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LWYN</text:p>
          </table:table-cell>
          <table:table-cell office:value-type="string" calcext:value-type="string">
            <text:p>LRF2010-R01FW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welwyn/lrf2010-r01fw/res-couche-epaisse-0-01r-1-1w/dp/1100044" xlink:type="simple">1100044</text:a> </text:p>
          </table:table-cell>
          <table:table-cell office:value-type="string" calcext:value-type="string">
            <text:p>Résistance à puce CMS, Couche épaisse, 0.01 ohm, 200 V, 2010, 1 W, ± 1%, Série LRF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406</text:p>
          </table:table-cell>
          <table:table-cell office:value-type="string" calcext:value-type="string">
            <text:p>18k2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3EKF1822V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panasonic-electronic-components/erj3ekf1822v/res-couche-epaisse-18-2k-1-0-1w/dp/2059428" xlink:type="simple">2059428</text:a> </text:p>
          </table:table-cell>
          <table:table-cell office:value-type="string" calcext:value-type="string">
            <text:p>Résistance à puce CMS, Couche épaisse, 18.2 kohm, 75 V, 0603, 100 mW, ± 1%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40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KL.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yageo-phycomp/rc0603fr-071kl/res-couche-epaisse-1k-1-0-1w-0603/dp/9238484" xlink:type="simple">9238484</text:a> </text:p>
          </table:table-cell>
          <table:table-cell office:value-type="string" calcext:value-type="string">
            <text:p>Résistance à puce CMS, Couche épaisse, 1 kohm, 50 V, 0603, 100 mW, ± 1%, Série RC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R500</text:p>
          </table:table-cell>
          <table:table-cell office:value-type="string" calcext:value-type="string">
            <text:p>R50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MR06X4702FTL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multicomp/mcmr06x4702ftl/res-ceramique-47k-1-0-1w-0603/dp/2073510" xlink:type="simple">2073510</text:a> </text:p>
          </table:table-cell>
          <table:table-cell office:value-type="string" calcext:value-type="string">
            <text:p>Résistance à puce CMS, Céramique, 47 kohm, 75 V, 0603 [1608 Metric], 100 mW, ± 1%, Série MCMR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5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WR06X3000FTL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walsin/wr06x3000ftl/res-couche-epaisse-300r-1-75v/dp/2502445" xlink:type="simple">2502445</text:a> </text:p>
          </table:table-cell>
          <table:table-cell office:value-type="string" calcext:value-type="string">
            <text:p>Résistance à puce CMS, 300 ohm, 75 V, 0603 [1608 Metric], 100 mW, ± 1%, WR06 Series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503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ML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yageo-phycomp/rc0603fr-071ml/res-couche-epaisse-1m-1-0-1w-0603/dp/9238840" xlink:type="simple">9238840</text:a> </text:p>
          </table:table-cell>
          <table:table-cell office:value-type="string" calcext:value-type="string">
            <text:p>Résistance à puce CMS, Couche épaisse, 1 Mohm, 50 V, 0603, 100 mW, ± 1%, Série RC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50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00KL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yageo-phycomp/rc0603fr-07100kl/res-couche-epaisse-100k-1-0-1w/dp/9238727" xlink:type="simple">9238727</text:a> </text:p>
          </table:table-cell>
          <table:table-cell office:value-type="string" calcext:value-type="string">
            <text:p>Résistance à puce CMS, Couche épaisse, 100 kohm, 50 V, 0603, 100 mW, ± 1%, Série RC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50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00KL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yageo-phycomp/rc0603fr-07100kl/res-couche-epaisse-100k-1-0-1w/dp/9238727" xlink:type="simple">9238727</text:a> </text:p>
          </table:table-cell>
          <table:table-cell office:value-type="string" calcext:value-type="string">
            <text:p>Résistance à puce CMS, Couche épaisse, 100 kohm, 50 V, 0603, 100 mW, ± 1%, Série RC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50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00KL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yageo-phycomp/rc0603fr-07100kl/res-couche-epaisse-100k-1-0-1w/dp/9238727" xlink:type="simple">9238727</text:a> </text:p>
          </table:table-cell>
          <table:table-cell office:value-type="string" calcext:value-type="string">
            <text:p>Résistance à puce CMS, Couche épaisse, 100 kohm, 50 V, 0603, 100 mW, ± 1%, Série RC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R600</text:p>
          </table:table-cell>
          <table:table-cell office:value-type="string" calcext:value-type="string">
            <text:p>R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0RL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yageo/rc0603fr-070rl/res-couche-epaisse-0r-1-0-1w-0603/dp/2309106" xlink:type="simple">2309106</text:a> </text:p>
          </table:table-cell>
          <table:table-cell office:value-type="string" calcext:value-type="string">
            <text:p>Résistance à puce CMS, Couche épaisse, 0 ohm, 50 V, 0603 , 100 mW, ± 1%, Série RC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602</text:p>
          </table:table-cell>
          <table:table-cell office:value-type="string" calcext:value-type="string">
            <text:p>105k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SIN</text:p>
          </table:table-cell>
          <table:table-cell table:style-name="ce6" office:value-type="string" calcext:value-type="string">
            <text:p>WR06X1053FTL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walsin/wr06x1053ftl/res-couche-epaisse-105k-1-0-1w/dp/2670599" xlink:type="simple">2670599</text:a> </text:p>
          </table:table-cell>
          <table:table-cell office:value-type="string" calcext:value-type="string">
            <text:p>Résistance à puce CMS, 105 kohm, 75 V, 0603, 100 mW, ± 1%, WR06 Series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603</text:p>
          </table:table-cell>
          <table:table-cell office:value-type="string" calcext:value-type="string">
            <text:p>37k4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WR06X3742FTL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walsin/wr06x3742ftl/res-couche-epaisse-37k4-1-0-1w/dp/2670780" xlink:type="simple">2670780</text:a> </text:p>
          </table:table-cell>
          <table:table-cell office:value-type="string" calcext:value-type="string">
            <text:p>Résistance à puce CMS, 37.4 kohm, 75 V, 0603, 100 mW, ± 1%, WR06 Series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604</text:p>
          </table:table-cell>
          <table:table-cell office:value-type="string" calcext:value-type="string">
            <text:p>53k6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3EKF5362V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panasonic-electronic-components/erj3ekf5362v/res-couche-epaisse-53-6k-1-0-1w/dp/2059475" xlink:type="simple">2059475</text:a> </text:p>
          </table:table-cell>
          <table:table-cell office:value-type="string" calcext:value-type="string">
            <text:p>Résistance à puce CMS, Couche épaisse, 53.6 kohm, 75 V, 0603, 100 mW, ± 1%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605</text:p>
          </table:table-cell>
          <table:table-cell office:value-type="string" calcext:value-type="string">
            <text:p>2k26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WR06X2261FTL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walsin/wr06x2261ftl/res-couche-epaisse-2k26-1-0-1w/dp/2670701" xlink:type="simple">2670701</text:a> </text:p>
          </table:table-cell>
          <table:table-cell office:value-type="string" calcext:value-type="string">
            <text:p>Résistance à puce CMS, 2.26 kohm, 75 V, 0603, 100 mW, ± 1%, WR06 Series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606</text:p>
          </table:table-cell>
          <table:table-cell office:value-type="string" calcext:value-type="string">
            <text:p>113k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WR06X1133FTL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walsin/wr06x1133ftl/res-couche-epaisse-113k-1-0-1w/dp/2670609" xlink:type="simple">2670609</text:a> </text:p>
          </table:table-cell>
          <table:table-cell office:value-type="string" calcext:value-type="string">
            <text:p>Résistance à puce CMS, 113 kohm, 75 V, 0603, 100 mW, ± 1%, WR06 Series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60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0K0JNEA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vishay/crcw060310k0jnea/res-aec-q200-10k-5-0-1w-0603/dp/2693095" xlink:type="simple">2693095</text:a> </text:p>
          </table:table-cell>
          <table:table-cell office:value-type="string" calcext:value-type="string">
            <text:p>Résistance à puce CMS, 10 kohm, 75 V, 0603, 100 mW, ± 5%, CRCW Series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R700</text:p>
          </table:table-cell>
          <table:table-cell office:value-type="string" calcext:value-type="string">
            <text:p>R701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ML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yageo-phycomp/rc0603fr-071ml/res-couche-epaisse-1m-1-0-1w-0603/dp/9238840" xlink:type="simple">9238840</text:a> </text:p>
          </table:table-cell>
          <table:table-cell office:value-type="string" calcext:value-type="string">
            <text:p>Résistance à puce CMS, Couche épaisse, 1 Mohm, 50 V, 0603, 100 mW, ± 1%, Série RC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702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ML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yageo-phycomp/rc0603fr-071ml/res-couche-epaisse-1m-1-0-1w-0603/dp/9238840" xlink:type="simple">9238840</text:a> </text:p>
          </table:table-cell>
          <table:table-cell office:value-type="string" calcext:value-type="string">
            <text:p>Résistance à puce CMS, Couche épaisse, 1 Mohm, 50 V, 0603, 100 mW, ± 1%, Série RC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R800</text:p>
          </table:table-cell>
          <table:table-cell office:value-type="string" calcext:value-type="string">
            <text:p>R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<text:a xlink:href="http://www.farnell.com/datasheets/2111203.pdf" xlink:type="simple">http://www.farnell.com/datasheets/2111203.pdf</text:a> 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25120000Z0EG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vishay/crcw25120000z0eg/resistance-chip-jumper-zeror-1w/dp/2309110" xlink:type="simple">2309110</text:a> </text:p>
          </table:table-cell>
          <table:table-cell office:value-type="string" calcext:value-type="string">
            <text:p>Résistance à puce CMS, Couche épaisse, 0 ohm, 500 V, 2512, 1 W, Série CRCW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8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<text:a xlink:href="http://www.farnell.com/datasheets/2111203.pdf" xlink:type="simple">http://www.farnell.com/datasheets/2111203.pdf</text:a> 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25120000Z0EG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vishay/crcw25120000z0eg/resistance-chip-jumper-zeror-1w/dp/2309110" xlink:type="simple">2309110</text:a> </text:p>
          </table:table-cell>
          <table:table-cell office:value-type="string" calcext:value-type="string">
            <text:p>Résistance à puce CMS, Couche épaisse, 0 ohm, 500 V, 2512, 1 W, Série CRCW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803</text:p>
          </table:table-cell>
          <table:table-cell office:value-type="string" calcext:value-type="string">
            <text:p>100k-1W</text:p>
          </table:table-cell>
          <table:table-cell office:value-type="string" calcext:value-type="string">
            <text:p>2512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2512100KFKEG.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vishay/crcw2512100kfkeg/res-couche-epaisse-100k-1-1w-2512/dp/2395981" xlink:type="simple">2395981</text:a> </text:p>
          </table:table-cell>
          <table:table-cell office:value-type="string" calcext:value-type="string">
            <text:p>Résistance à puce CMS, Couche épaisse, 100 kohm, 500 V, 2512 , 1 W, ± 1%, Série CRCW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 table:style-name="ce3" office:value-type="string" calcext:value-type="string">
            <text:p>Circuits Intégrés</text:p>
          </table:table-cell>
          <table:table-cell table:style-name="ce3" table:number-columns-repeated="2"/>
          <table:table-cell table:style-name="ce7"/>
          <table:table-cell table:style-name="ce12"/>
          <table:table-cell table:style-name="ce3"/>
          <table:table-cell table:style-name="ce18" table:number-columns-repeated="6"/>
          <table:table-cell table:style-name="ce3"/>
          <table:table-cell table:style-name="ce18" table:number-columns-repeated="2"/>
          <table:table-cell table:style-name="ce3" table:number-columns-repeated="1009"/>
        </table:table-row>
        <table:table-row table:style-name="ro1">
          <table:table-cell/>
          <table:table-cell office:value-type="string" calcext:value-type="string">
            <text:p>U200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LM317_TO263-3</text:p>
          </table:table-cell>
          <table:table-cell table:style-name="ce13" office:value-type="string" calcext:value-type="string">
            <text:p>D²Pack</text:p>
          </table:table-cell>
          <table:table-cell office:value-type="string" calcext:value-type="string">
            <text:p><text:a xlink:href="http://www.farnell.com/datasheets/1815554.pdf" xlink:type="simple">http://www.farnell.com/datasheets/1815554.pdf</text:a> 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ST Micro</text:p>
          </table:table-cell>
          <table:table-cell office:value-type="string" calcext:value-type="string">
            <text:p>LM317D2T-TR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stmicroelectronics/lm317d2t-tr/ic-volt-reg-1-2v-37v-dpak-3/dp/1564300" xlink:type="simple">1564300</text:a> </text:p>
          </table:table-cell>
          <table:table-cell office:value-type="string" calcext:value-type="string">
            <text:p>Régulateur de tension linéaire, Ajustable, Entrée primaire 40V, 1 sortie 1.2V à 37V, 2.2A, TO-263-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U202</text:p>
          </table:table-cell>
          <table:table-cell office:value-type="string" calcext:value-type="string">
            <text:p>TPS82130</text:p>
          </table:table-cell>
          <table:table-cell table:style-name="ce13" office:value-type="string" calcext:value-type="string">
            <text:p>SIL0008C</text:p>
          </table:table-cell>
          <table:table-cell office:value-type="string" calcext:value-type="string">
            <text:p><text:a xlink:href="http://www.ti.com/lit/ds/symlink/tps82130.pdf" xlink:type="simple">http://www.ti.com/lit/ds/symlink/tps82130.pdf</text:a> 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6" office:value-type="string" calcext:value-type="string">
            <text:p>TPS82130SILT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texas-instruments/tps82130silt/conv-dc-dc-buck-3a-2mhz-usip-8/dp/2535383" xlink:type="simple">2535383</text:a> </text:p>
          </table:table-cell>
          <table:table-cell office:value-type="string" calcext:value-type="string">
            <text:p>Régulateur DC/DC à découpage Buck (Step Down), Ajustable, 3V-17Vin, 900mV-5V/3A out, 2MHz, µSIP-8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U300</text:p>
          </table:table-cell>
          <table:table-cell office:value-type="string" calcext:value-type="string">
            <text:p>U301</text:p>
          </table:table-cell>
          <table:table-cell office:value-type="string" calcext:value-type="string">
            <text:p>TPS54622</text:p>
          </table:table-cell>
          <table:table-cell office:value-type="string" calcext:value-type="string">
            <text:p>VQFN14</text:p>
          </table:table-cell>
          <table:table-cell office:value-type="string" calcext:value-type="string">
            <text:p><text:a xlink:href="http://www.ti.com/lit/ds/symlink/tps54622.pdf" xlink:type="simple">http://www.ti.com/lit/ds/symlink/tps54622.pdf</text:a> 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exas </text:p>
          </table:table-cell>
          <table:table-cell office:value-type="string" calcext:value-type="string">
            <text:p>TPS54622RHLT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texas-instruments/tps54622rhlt/convertisseur-dc-dc-buck-1-6mhz/dp/2323555" xlink:type="simple">2323555</text:a> </text:p>
          </table:table-cell>
          <table:table-cell office:value-type="string" calcext:value-type="string">
            <text:p>Régulateur DC/DC à découpage Buck (Step Down), Ajustable, 4.5V-17Vin, 600mV-15Vout, 6Aout, VQFN-14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U400</text:p>
          </table:table-cell>
          <table:table-cell office:value-type="string" calcext:value-type="string">
            <text:p>U401</text:p>
          </table:table-cell>
          <table:table-cell office:value-type="string" calcext:value-type="string">
            <text:p>LM3488</text:p>
          </table:table-cell>
          <table:table-cell office:value-type="string" calcext:value-type="string">
            <text:p>VSSOP8</text:p>
          </table:table-cell>
          <table:table-cell office:value-type="string" calcext:value-type="string">
            <text:p><text:a xlink:href="http://www.ti.com/lit/ds/symlink/lm3488.pdf" xlink:type="simple">http://www.ti.com/lit/ds/symlink/lm3488.pdf</text:a> 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Texas </text:p>
          </table:table-cell>
          <table:table-cell office:value-type="string" calcext:value-type="string">
            <text:p>LM3488MM/NOPB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texas-instruments/lm3488mm-nopb/ic-n-ch-controller-vssop-8/dp/1469252" xlink:type="simple">1469252</text:a> </text:p>
          </table:table-cell>
          <table:table-cell office:value-type="string" calcext:value-type="string">
            <text:p>Contrôleur DC/DC, Haute efficacité, 2.97V à 40V, 1 Sortie, Boost, Flyback, SEPIC, 1MHz, VSSOP-8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U500</text:p>
          </table:table-cell>
          <table:table-cell office:value-type="string" calcext:value-type="string">
            <text:p>U501</text:p>
          </table:table-cell>
          <table:table-cell office:value-type="string" calcext:value-type="string">
            <text:p>RaspPi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502</text:p>
          </table:table-cell>
          <table:table-cell office:value-type="string" calcext:value-type="string">
            <text:p>Con_RaspPi3</text:p>
          </table:table-cell>
          <table:table-cell office:value-type="string" calcext:value-type="string">
            <text:p>20 x 2 x 2,54</text:p>
          </table:table-cell>
          <table:table-cell office:value-type="string" calcext:value-type="string">
            <text:p><text:a xlink:href="http://www.farnell.com/datasheets/2038897.pdf" xlink:type="simple">http://www.farnell.com/datasheets/2038897.pdf</text:a> </text:p>
          </table:table-cell>
          <table:table-cell office:value-type="string" calcext:value-type="string">
            <text:p><text:s text:c="3"/></text:p>
          </table:table-cell>
          <table:table-cell table:number-columns-repeated="4"/>
          <table:table-cell office:value-type="string" calcext:value-type="string">
            <text:p>Molex</text:p>
          </table:table-cell>
          <table:table-cell table:style-name="ce21" office:value-type="string" calcext:value-type="string">
            <text:p>10-89-7402 </text:p>
          </table:table-cell>
          <table:table-cell office:value-type="string" calcext:value-type="string">
            <text:p>FARNELL</text:p>
          </table:table-cell>
          <table:table-cell table:style-name="ce22" office:value-type="float" office:value="2396214" calcext:value-type="float">
            <text:p>2396214</text:p>
          </table:table-cell>
          <table:table-cell office:value-type="string" calcext:value-type="string">
            <text:p>Connecteur carte-à-carte, 2.54 mm, 40 Contact(s), Embase, Série C-Grid 70280, Traversant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U503</text:p>
          </table:table-cell>
          <table:table-cell office:value-type="string" calcext:value-type="string">
            <text:p>DS1302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<text:a xlink:href="http://www.farnell.com/datasheets/48496.pdf" xlink:type="simple">http://www.farnell.com/datasheets/48496.pdf</text:a> 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MAXIM</text:p>
          </table:table-cell>
          <table:table-cell office:value-type="string" calcext:value-type="string">
            <text:p>DS1302Z+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maxim-integrated-products/ds1302z/rtc-trickle-charge-1302-soic8/dp/2519519" xlink:type="simple">2519519</text:a> </text:p>
          </table:table-cell>
          <table:table-cell office:value-type="string" calcext:value-type="string">
            <text:p>Sauvegarde de temps, Format de date (Jour/Date/Mois/Année hh:mm:ss) 3 fils, Série, 2V à 5.5V, SOIC-8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U5600</text:p>
          </table:table-cell>
          <table:table-cell office:value-type="string" calcext:value-type="string">
            <text:p>U601</text:p>
          </table:table-cell>
          <table:table-cell office:value-type="string" calcext:value-type="string">
            <text:p>TPS54622</text:p>
          </table:table-cell>
          <table:table-cell office:value-type="string" calcext:value-type="string">
            <text:p>VQFN14</text:p>
          </table:table-cell>
          <table:table-cell office:value-type="string" calcext:value-type="string">
            <text:p><text:a xlink:href="http://www.ti.com/lit/ds/symlink/tps54622.pdf" xlink:type="simple">http://www.ti.com/lit/ds/symlink/tps54622.pdf</text:a> 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exas </text:p>
          </table:table-cell>
          <table:table-cell office:value-type="string" calcext:value-type="string">
            <text:p>TPS54622RHLT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texas-instruments/tps54622rhlt/convertisseur-dc-dc-buck-1-6mhz/dp/2323555" xlink:type="simple">2323555</text:a> </text:p>
          </table:table-cell>
          <table:table-cell office:value-type="string" calcext:value-type="string">
            <text:p>Régulateur DC/DC à découpage Buck (Step Down), Ajustable, 4.5V-17Vin, 600mV-15Vout, 6Aout, VQFN-14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U700</text:p>
          </table:table-cell>
          <table:table-cell office:value-type="string" calcext:value-type="string">
            <text:p>U701</text:p>
          </table:table-cell>
          <table:table-cell office:value-type="string" calcext:value-type="string">
            <text:p>relais_1RT</text:p>
          </table:table-cell>
          <table:table-cell/>
          <table:table-cell office:value-type="string" calcext:value-type="string">
            <text:p><text:a xlink:href="http://www.farnell.com/datasheets/1785165.pdf" xlink:type="simple">http://www.farnell.com/datasheets/1785165.pdf</text:a> 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012" calcext:value-type="float">
            <text:p>0,012</text:p>
          </table:table-cell>
          <table:table-cell table:number-columns-repeated="2"/>
          <table:table-cell office:value-type="string" calcext:value-type="string">
            <text:p>OPTO22</text:p>
          </table:table-cell>
          <table:table-cell table:style-name="ce17" office:value-type="string" calcext:value-type="string">
            <text:p>MP240D4</text:p>
          </table:table-cell>
          <table:table-cell table:style-name="ce20"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opto-22/mp240d4/relais-statique-4a/dp/7229082" xlink:type="simple">7229082</text:a> </text:p>
          </table:table-cell>
          <table:table-cell office:value-type="string" calcext:value-type="string">
            <text:p>Relais statique, SPST-NO, 4 A, 280 VAC, PCB, Traversant, Passage à zéro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U702</text:p>
          </table:table-cell>
          <table:table-cell office:value-type="string" calcext:value-type="string">
            <text:p>relais_1RT</text:p>
          </table:table-cell>
          <table:table-cell/>
          <table:table-cell office:value-type="string" calcext:value-type="string">
            <text:p><text:a xlink:href="http://www.farnell.com/datasheets/1785165.pdf" xlink:type="simple">http://www.farnell.com/datasheets/1785165.pdf</text:a> 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012" calcext:value-type="float">
            <text:p>0,012</text:p>
          </table:table-cell>
          <table:table-cell table:number-columns-repeated="2"/>
          <table:table-cell office:value-type="string" calcext:value-type="string">
            <text:p>OPTO22</text:p>
          </table:table-cell>
          <table:table-cell table:style-name="ce17" office:value-type="string" calcext:value-type="string">
            <text:p>MP240D4</text:p>
          </table:table-cell>
          <table:table-cell table:style-name="ce20"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opto-22/mp240d4/relais-statique-4a/dp/7229082" xlink:type="simple">7229082</text:a> </text:p>
          </table:table-cell>
          <table:table-cell office:value-type="string" calcext:value-type="string">
            <text:p>Relais statique, SPST-NO, 4 A, 280 VAC, PCB, Traversant, Passage à zéro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U800</text:p>
          </table:table-cell>
          <table:table-cell office:value-type="string" calcext:value-type="string">
            <text:p>U801</text:p>
          </table:table-cell>
          <table:table-cell office:value-type="string" calcext:value-type="string">
            <text:p>TCLT1000</text:p>
          </table:table-cell>
          <table:table-cell table:style-name="ce13" office:value-type="string" calcext:value-type="string">
            <text:p>TCLT1000</text:p>
          </table:table-cell>
          <table:table-cell office:value-type="string" calcext:value-type="string">
            <text:p><text:a xlink:href="http://www.farnell.com/datasheets/2049543.pdf" xlink:type="simple">http://www.farnell.com/datasheets/2049543.pdf</text:a> 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VISHAY</text:p>
          </table:table-cell>
          <table:table-cell table:style-name="ce17" office:value-type="string" calcext:value-type="string">
            <text:p>TCLT1000</text:p>
          </table:table-cell>
          <table:table-cell table:style-name="ce20"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vishay/tclt1000/optocoupleur-sortie-transistor/dp/8310688" xlink:type="simple">8310688</text:a> </text:p>
          </table:table-cell>
          <table:table-cell office:value-type="string" calcext:value-type="string">
            <text:p>Optocoupleur, Sortie transistor, 1 voie, SOP, 4 Broche(s), 60 mA, 5 kV, 50 %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 table:style-name="ce3" office:value-type="string" calcext:value-type="string">
            <text:p>Quartz</text:p>
          </table:table-cell>
          <table:table-cell table:style-name="ce3" table:number-columns-repeated="2"/>
          <table:table-cell table:style-name="ce7"/>
          <table:table-cell table:style-name="ce12"/>
          <table:table-cell table:style-name="ce3"/>
          <table:table-cell table:style-name="ce18" table:number-columns-repeated="6"/>
          <table:table-cell table:style-name="ce3"/>
          <table:table-cell table:style-name="ce18" table:number-columns-repeated="2"/>
          <table:table-cell table:style-name="ce3" table:number-columns-repeated="1009"/>
        </table:table-row>
        <table:table-row table:style-name="ro1">
          <table:table-cell/>
          <table:table-cell office:value-type="string" calcext:value-type="string">
            <text:p>Y500</text:p>
          </table:table-cell>
          <table:table-cell office:value-type="string" calcext:value-type="string">
            <text:p>Y501</text:p>
          </table:table-cell>
          <table:table-cell office:value-type="string" calcext:value-type="string">
            <text:p>32Khz</text:p>
          </table:table-cell>
          <table:table-cell table:style-name="ce13" office:value-type="string" calcext:value-type="string">
            <text:p>7,9 x 3,7</text:p>
          </table:table-cell>
          <table:table-cell office:value-type="string" calcext:value-type="string">
            <text:p><text:a xlink:href="http://www.farnell.com/datasheets/1581184.pdf" xlink:type="simple">http://www.farnell.com/datasheets/1581184.pdf</text:a> </text:p>
          </table:table-cell>
          <table:table-cell office:value-type="string" calcext:value-type="string">
            <text:p><text:s text:c="3"/></text:p>
          </table:table-cell>
          <table:table-cell table:number-columns-repeated="4"/>
          <table:table-cell office:value-type="string" calcext:value-type="string">
            <text:p>CITIZEN</text:p>
          </table:table-cell>
          <table:table-cell office:value-type="string" calcext:value-type="string">
            <text:p>CM250C-32.000KAZF-UT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citizen-finetech-miyota/cm250c-32-000kazf-ut/quartz-32khz-12-5pf-cms/dp/2101355" xlink:type="simple">2101355</text:a> </text:p>
          </table:table-cell>
          <table:table-cell office:value-type="string" calcext:value-type="string">
            <text:p>Cristal, 32 kHz, CMS, 7.9mm x 3.7mm, 12.5 pF, 30 ppm, Série CM250C</text:p>
          </table:table-cell>
          <table:table-cell table:number-columns-repeated="1008"/>
        </table:table-row>
        <table:table-row table:style-name="ro1">
          <table:table-cell table:style-name="ce3" table:number-columns-repeated="3"/>
          <table:table-cell table:style-name="ce7"/>
          <table:table-cell table:style-name="ce12"/>
          <table:table-cell table:style-name="ce3"/>
          <table:table-cell table:style-name="ce18" table:number-columns-repeated="6"/>
          <table:table-cell table:style-name="ce3"/>
          <table:table-cell table:style-name="ce18" table:number-columns-repeated="2"/>
          <table:table-cell table:style-name="ce3" table:number-columns-repeated="1009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default-cell-style-name="ce11"/>
        <table:table-column table:style-name="co6" table:default-cell-style-name="ce2"/>
        <table:table-column table:style-name="co7" table:number-columns-repeated="3" table:default-cell-style-name="ce17"/>
        <table:table-column table:style-name="co3" table:number-columns-repeated="2" table:default-cell-style-name="ce17"/>
        <table:table-column table:style-name="co8" table:default-cell-style-name="ce17"/>
        <table:table-column table:style-name="co9" table:default-cell-style-name="ce2"/>
        <table:table-column table:style-name="co10" table:default-cell-style-name="ce17"/>
        <table:table-column table:style-name="co8" table:default-cell-style-name="ce17"/>
        <table:table-column table:style-name="co15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2" table:number-columns-repeated="1004" table:default-cell-style-name="ce2"/>
        <table:table-row table:style-name="ro1">
          <table:table-cell table:style-name="ce1" table:number-columns-repeated="2"/>
          <table:table-cell table:style-name="ce1" office:value-type="string" calcext:value-type="string">
            <text:p>Reference</text:p>
          </table:table-cell>
          <table:table-cell table:style-name="ce5" office:value-type="string" calcext:value-type="string">
            <text:p><text:s/>Value</text:p>
          </table:table-cell>
          <table:table-cell table:style-name="ce10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6" office:value-type="string" calcext:value-type="string">
            <text:p><text:s/>Tension</text:p>
          </table:table-cell>
          <table:table-cell table:style-name="ce16" office:value-type="string" calcext:value-type="string">
            <text:p>ESR</text:p>
          </table:table-cell>
          <table:table-cell table:style-name="ce16" office:value-type="string" calcext:value-type="string">
            <text:p><text:s/>Courant</text:p>
          </table:table-cell>
          <table:table-cell table:style-name="ce16" office:value-type="string" calcext:value-type="string">
            <text:p>Puissance</text:p>
          </table:table-cell>
          <table:table-cell table:style-name="ce16" office:value-type="string" calcext:value-type="string">
            <text:p><text:s/>Tolerance</text:p>
          </table:table-cell>
          <table:table-cell table:style-name="ce16" office:value-type="string" calcext:value-type="string">
            <text:p>Fabricant</text:p>
          </table:table-cell>
          <table:table-cell table:style-name="ce1" office:value-type="string" calcext:value-type="string">
            <text:p>REF Fab</text:p>
          </table:table-cell>
          <table:table-cell table:style-name="ce16" office:value-type="string" calcext:value-type="string">
            <text:p><text:s/>Distributeur</text:p>
          </table:table-cell>
          <table:table-cell table:style-name="ce16" office:value-type="string" calcext:value-type="string">
            <text:p>Ref Distri</text:p>
          </table:table-cell>
          <table:table-cell table:style-name="ce16" office:value-type="string" calcext:value-type="string">
            <text:p>Description</text:p>
          </table:table-cell>
          <table:table-cell table:style-name="ce1"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V</text:p>
          </table:table-cell>
          <table:table-cell office:value-type="string" calcext:value-type="string">
            <text:p>mOhm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%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Batterie</text:p>
          </table:table-cell>
          <table:table-cell table:style-name="ce3" table:number-columns-repeated="2"/>
          <table:table-cell table:style-name="ce7"/>
          <table:table-cell table:style-name="ce12"/>
          <table:table-cell table:style-name="ce3"/>
          <table:table-cell table:style-name="ce18" table:number-columns-repeated="6"/>
          <table:table-cell table:style-name="ce3"/>
          <table:table-cell table:style-name="ce18" table:number-columns-repeated="2"/>
          <table:table-cell table:style-name="ce3" table:number-columns-repeated="1009"/>
        </table:table-row>
        <table:table-row table:style-name="ro1">
          <table:table-cell/>
          <table:table-cell office:value-type="string" calcext:value-type="string">
            <text:p>BT500</text:p>
          </table:table-cell>
          <table:table-cell office:value-type="string" calcext:value-type="string">
            <text:p>BT501</text:p>
          </table:table-cell>
          <table:table-cell office:value-type="string" calcext:value-type="string">
            <text:p>3V-Lit</text:p>
          </table:table-cell>
          <table:table-cell table:number-columns-repeated="2"/>
          <table:table-cell office:value-type="float" office:value="3.3" calcext:value-type="float">
            <text:p>3,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ondensateurs</text:p>
          </table:table-cell>
          <table:table-cell table:style-name="ce3" table:number-columns-repeated="2"/>
          <table:table-cell table:style-name="ce7"/>
          <table:table-cell table:style-name="ce12"/>
          <table:table-cell table:style-name="ce3"/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table:number-columns-repeated="4"/>
          <table:table-cell table:style-name="ce3"/>
          <table:table-cell table:style-name="ce18" table:number-columns-repeated="2"/>
          <table:table-cell table:style-name="ce3" table:number-columns-repeated="1009"/>
        </table:table-row>
        <table:table-row table:style-name="ro1">
          <table:table-cell/>
          <table:table-cell office:value-type="string" calcext:value-type="string">
            <text:p>C200</text:p>
          </table:table-cell>
          <table:table-cell office:value-type="string" calcext:value-type="string">
            <text:p>C201</text:p>
          </table:table-cell>
          <table:table-cell office:value-type="string" calcext:value-type="string">
            <text:p>22u</text:p>
          </table:table-cell>
          <table:table-cell office:value-type="float" office:value="2220" calcext:value-type="float">
            <text:p>222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MET</text:p>
          </table:table-cell>
          <table:table-cell table:style-name="Default" office:value-type="string" calcext:value-type="string">
            <text:p>C2220X226K3RACAUTO 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kemet/c2220x226k3racauto/condensateur-mlcc-x7r-22uf-25v/dp/2478282" xlink:type="simple">2478282</text:a> </text:p>
          </table:table-cell>
          <table:table-cell table:style-name="ce24" office:value-type="string" calcext:value-type="string">
            <text:p>Condensateur céramique multicouche CMS, 2220, 22 µF, 25 V, ± 10%, X7R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202</text:p>
          </table:table-cell>
          <table:table-cell table:style-name="ce8" office:value-type="string" calcext:value-type="string">
            <text:p>22uF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1206YD226MAT2A</text:p>
          </table:table-cell>
          <table:table-cell office:value-type="string" calcext:value-type="string">
            <text:p>FARNELL</text:p>
          </table:table-cell>
          <table:table-cell table:style-name="ce23" office:value-type="string" calcext:value-type="string">
            <text:p><text:a xlink:href="http://fr.farnell.com/avx/1206yd226mat2a/condensateur-mlcc-x5r-22uf-16v/dp/1833823" xlink:type="simple">1833823</text:a> </text:p>
          </table:table-cell>
          <table:table-cell table:style-name="ce21" office:value-type="string" calcext:value-type="string">
            <text:p>Condensateur céramique multicouche CMS, 1206, 22 µF, 16 V, ± 20%, X5R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203</text:p>
          </table:table-cell>
          <table:table-cell office:value-type="string" calcext:value-type="string">
            <text:p>15F</text:p>
          </table:table-cell>
          <table:table-cell office:value-type="string" calcext:value-type="string">
            <text:p>C pas 5,5</text:p>
          </table:table-cell>
          <table:table-cell/>
          <table:table-cell office:value-type="float" office:value="2.7" calcext:value-type="float">
            <text:p>2,7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AVX</text:p>
          </table:table-cell>
          <table:table-cell office:value-type="string" calcext:value-type="string">
            <text:p>SCCT30B156SRB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axiohm/scct30b156srb/super-condensateur-15f-2-7v-radial/dp/2696615" xlink:type="simple">2696615</text:a> </text:p>
          </table:table-cell>
          <table:table-cell office:value-type="string" calcext:value-type="string">
            <text:p>Supercondensateur, 15 F, 2.7 V, SCC Series, +30%, -10%, À sorties radiales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204</text:p>
          </table:table-cell>
          <table:table-cell office:value-type="string" calcext:value-type="string">
            <text:p>15F</text:p>
          </table:table-cell>
          <table:table-cell office:value-type="string" calcext:value-type="string">
            <text:p>C pas 5,5</text:p>
          </table:table-cell>
          <table:table-cell/>
          <table:table-cell office:value-type="float" office:value="2.7" calcext:value-type="float">
            <text:p>2,7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AVX</text:p>
          </table:table-cell>
          <table:table-cell office:value-type="string" calcext:value-type="string">
            <text:p>SCCT30B156SRB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axiohm/scct30b156srb/super-condensateur-15f-2-7v-radial/dp/2696615" xlink:type="simple">2696615</text:a> </text:p>
          </table:table-cell>
          <table:table-cell office:value-type="string" calcext:value-type="string">
            <text:p>Supercondensateur, 15 F, 2.7 V, SCC Series, +30%, -10%, À sorties radiales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205</text:p>
          </table:table-cell>
          <table:table-cell office:value-type="string" calcext:value-type="string">
            <text:p>15F</text:p>
          </table:table-cell>
          <table:table-cell office:value-type="string" calcext:value-type="string">
            <text:p>C pas 5,5</text:p>
          </table:table-cell>
          <table:table-cell/>
          <table:table-cell office:value-type="float" office:value="2.7" calcext:value-type="float">
            <text:p>2,7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AVX</text:p>
          </table:table-cell>
          <table:table-cell office:value-type="string" calcext:value-type="string">
            <text:p>SCCT30B156SRB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axiohm/scct30b156srb/super-condensateur-15f-2-7v-radial/dp/2696615" xlink:type="simple">2696615</text:a> </text:p>
          </table:table-cell>
          <table:table-cell office:value-type="string" calcext:value-type="string">
            <text:p>Supercondensateur, 15 F, 2.7 V, SCC Series, +30%, -10%, À sorties radiales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206</text:p>
          </table:table-cell>
          <table:table-cell office:value-type="string" calcext:value-type="string">
            <text:p>15F</text:p>
          </table:table-cell>
          <table:table-cell office:value-type="string" calcext:value-type="string">
            <text:p>C pas 5,5</text:p>
          </table:table-cell>
          <table:table-cell/>
          <table:table-cell office:value-type="float" office:value="2.7" calcext:value-type="float">
            <text:p>2,7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AVX</text:p>
          </table:table-cell>
          <table:table-cell office:value-type="string" calcext:value-type="string">
            <text:p>SCCT30B156SRB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axiohm/scct30b156srb/super-condensateur-15f-2-7v-radial/dp/2696615" xlink:type="simple">2696615</text:a> </text:p>
          </table:table-cell>
          <table:table-cell office:value-type="string" calcext:value-type="string">
            <text:p>Supercondensateur, 15 F, 2.7 V, SCC Series, +30%, -10%, À sorties radiales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C207</text:p>
          </table:table-cell>
          <table:table-cell table:style-name="ce8" office:value-type="string" calcext:value-type="string">
            <text:p>22uF</text:p>
          </table:table-cell>
          <table:table-cell office:value-type="float" office:value="2220" calcext:value-type="float">
            <text:p>222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MET</text:p>
          </table:table-cell>
          <table:table-cell table:style-name="Default" office:value-type="string" calcext:value-type="string">
            <text:p>C2220X226K3RACAUTO 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kemet/c2220x226k3racauto/condensateur-mlcc-x7r-22uf-25v/dp/2478282" xlink:type="simple">2478282</text:a> </text:p>
          </table:table-cell>
          <table:table-cell table:style-name="ce24" office:value-type="string" calcext:value-type="string">
            <text:p>Condensateur céramique multicouche CMS, 2220, 22 µF, 25 V, ± 10%, X7R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208</text:p>
          </table:table-cell>
          <table:table-cell table:style-name="ce8" office:value-type="string" calcext:value-type="string">
            <text:p>680p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Multicomp</text:p>
          </table:table-cell>
          <table:table-cell office:value-type="string" calcext:value-type="string">
            <text:p>MC0603B681K101CT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multicomp/mc0603b681k101ct/condensateur-mlcc-x7r-680pf-100v/dp/1759134" xlink:type="simple">1759134</text:a> </text:p>
          </table:table-cell>
          <table:table-cell office:value-type="string" calcext:value-type="string">
            <text:p>Condensateur céramique multicouche CMS, 0603, 680 pF, 100 V, ± 10%, X7R, Série MC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209</text:p>
          </table:table-cell>
          <table:table-cell table:style-name="ce8" office:value-type="string" calcext:value-type="string">
            <text:p>6p</text:p>
          </table:table-cell>
          <table:table-cell office:value-type="string" calcext:value-type="string">
            <text:p>0603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Multicomp</text:p>
          </table:table-cell>
          <table:table-cell office:value-type="string" calcext:value-type="string">
            <text:p>MC0603N6R0D500CT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multicomp/mc0603n6r0d500ct/condensateur-mlcc-c0g-np0-6pf/dp/1759047" xlink:type="simple">1759047</text:a> </text:p>
          </table:table-cell>
          <table:table-cell office:value-type="string" calcext:value-type="string">
            <text:p>Condensateur céramique multicouche CMS, 0603, 6 pF, 50 V, ± 0.5pF, C0G / NP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210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12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KEMET</text:p>
          </table:table-cell>
          <table:table-cell office:value-type="string" calcext:value-type="string">
            <text:p>C1206C476M8PACTU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kemet/c1206c476m8pactu/condensateur-mlcc-x5r-47uf-10v/dp/1572639" xlink:type="simple">1572639</text:a> </text:p>
          </table:table-cell>
          <table:table-cell office:value-type="string" calcext:value-type="string">
            <text:p>Condensateur céramique multicouche CMS, 1206, 47 µF, 10 V, ± 20%, X5R, Série C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C300</text:p>
          </table:table-cell>
          <table:table-cell office:value-type="string" calcext:value-type="string">
            <text:p>C301</text:p>
          </table:table-cell>
          <table:table-cell office:value-type="string" calcext:value-type="string">
            <text:p>22u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302</text:p>
          </table:table-cell>
          <table:table-cell office:value-type="string" calcext:value-type="string">
            <text:p>4u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303</text:p>
          </table:table-cell>
          <table:table-cell office:value-type="string" calcext:value-type="string">
            <text:p>43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304</text:p>
          </table:table-cell>
          <table:table-cell office:value-type="string" calcext:value-type="string">
            <text:p>9n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305</text:p>
          </table:table-cell>
          <table:table-cell office:value-type="string" calcext:value-type="string">
            <text:p>100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306</text:p>
          </table:table-cell>
          <table:table-cell office:value-type="string" calcext:value-type="string">
            <text:p>51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307</text:p>
          </table:table-cell>
          <table:table-cell office:value-type="string" calcext:value-type="string">
            <text:p>2n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308</text:p>
          </table:table-cell>
          <table:table-cell office:value-type="string" calcext:value-type="string">
            <text:p>22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309</text:p>
          </table:table-cell>
          <table:table-cell office:value-type="string" calcext:value-type="string">
            <text:p>22u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C400</text:p>
          </table:table-cell>
          <table:table-cell office:value-type="string" calcext:value-type="string">
            <text:p>C401</text:p>
          </table:table-cell>
          <table:table-cell office:value-type="string" calcext:value-type="string">
            <text:p>47u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402</text:p>
          </table:table-cell>
          <table:table-cell office:value-type="string" calcext:value-type="string">
            <text:p>100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403</text:p>
          </table:table-cell>
          <table:table-cell office:value-type="string" calcext:value-type="string">
            <text:p>1n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404</text:p>
          </table:table-cell>
          <table:table-cell office:value-type="string" calcext:value-type="string">
            <text:p>27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405</text:p>
          </table:table-cell>
          <table:table-cell office:value-type="string" calcext:value-type="string">
            <text:p>10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406</text:p>
          </table:table-cell>
          <table:table-cell office:value-type="string" calcext:value-type="string">
            <text:p>82u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407</text:p>
          </table:table-cell>
          <table:table-cell office:value-type="string" calcext:value-type="string">
            <text:p>82u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408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C500</text:p>
          </table:table-cell>
          <table:table-cell office:value-type="string" calcext:value-type="string">
            <text:p>C501</text:p>
          </table:table-cell>
          <table:table-cell office:value-type="string" calcext:value-type="string">
            <text:p>1u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502</text:p>
          </table:table-cell>
          <table:table-cell office:value-type="string" calcext:value-type="string">
            <text:p>6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503</text:p>
          </table:table-cell>
          <table:table-cell office:value-type="string" calcext:value-type="string">
            <text:p>6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504</text:p>
          </table:table-cell>
          <table:table-cell office:value-type="string" calcext:value-type="string">
            <text:p>1uF</text:p>
          </table:table-cell>
          <table:table-cell table:number-columns-repeated="1020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C600</text:p>
          </table:table-cell>
          <table:table-cell office:value-type="string" calcext:value-type="string">
            <text:p>C601</text:p>
          </table:table-cell>
          <table:table-cell office:value-type="string" calcext:value-type="string">
            <text:p>22u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602</text:p>
          </table:table-cell>
          <table:table-cell office:value-type="string" calcext:value-type="string">
            <text:p>4u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603</text:p>
          </table:table-cell>
          <table:table-cell office:value-type="string" calcext:value-type="string">
            <text:p>43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604</text:p>
          </table:table-cell>
          <table:table-cell office:value-type="string" calcext:value-type="string">
            <text:p>56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605</text:p>
          </table:table-cell>
          <table:table-cell office:value-type="string" calcext:value-type="string">
            <text:p>100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606</text:p>
          </table:table-cell>
          <table:table-cell office:value-type="string" calcext:value-type="string">
            <text:p>110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607</text:p>
          </table:table-cell>
          <table:table-cell office:value-type="string" calcext:value-type="string">
            <text:p>2n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608</text:p>
          </table:table-cell>
          <table:table-cell office:value-type="string" calcext:value-type="string">
            <text:p>22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609</text:p>
          </table:table-cell>
          <table:table-cell office:value-type="string" calcext:value-type="string">
            <text:p>22u 10v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C700</text:p>
          </table:table-cell>
          <table:table-cell office:value-type="string" calcext:value-type="string">
            <text:p>C701</text:p>
          </table:table-cell>
          <table:table-cell office:value-type="string" calcext:value-type="string">
            <text:p>10u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702</text:p>
          </table:table-cell>
          <table:table-cell office:value-type="string" calcext:value-type="string">
            <text:p>10u</text:p>
          </table:table-cell>
          <table:table-cell table:number-columns-repeated="1020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C800</text:p>
          </table:table-cell>
          <table:table-cell office:value-type="string" calcext:value-type="string">
            <text:p>C801</text:p>
          </table:table-cell>
          <table:table-cell office:value-type="string" calcext:value-type="string">
            <text:p>33n</text:p>
          </table:table-cell>
          <table:table-cell table:number-columns-repeated="2"/>
          <table:table-cell office:value-type="string" calcext:value-type="string">
            <text:p>X2-3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802</text:p>
          </table:table-cell>
          <table:table-cell office:value-type="string" calcext:value-type="string">
            <text:p>100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803</text:p>
          </table:table-cell>
          <table:table-cell office:value-type="string" calcext:value-type="string">
            <text:p>10u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 table:style-name="ce3" office:value-type="string" calcext:value-type="string">
            <text:p>Diodes</text:p>
          </table:table-cell>
          <table:table-cell table:style-name="ce3" table:number-columns-repeated="2"/>
          <table:table-cell table:style-name="ce7"/>
          <table:table-cell table:style-name="ce12"/>
          <table:table-cell table:style-name="ce3"/>
          <table:table-cell table:style-name="ce18" table:number-columns-repeated="6"/>
          <table:table-cell table:style-name="ce3"/>
          <table:table-cell table:style-name="ce18" table:number-columns-repeated="2"/>
          <table:table-cell table:style-name="ce3" table:number-columns-repeated="1009"/>
        </table:table-row>
        <table:table-row table:style-name="ro1">
          <table:table-cell/>
          <table:table-cell office:value-type="string" calcext:value-type="string">
            <text:p>D100</text:p>
          </table:table-cell>
          <table:table-cell office:value-type="string" calcext:value-type="string">
            <text:p>D101</text:p>
          </table:table-cell>
          <table:table-cell office:value-type="string" calcext:value-type="string">
            <text:p>BAS16</text:p>
          </table:table-cell>
          <table:table-cell table:number-columns-repeated="1020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D200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D_ALT</text:p>
          </table:table-cell>
          <table:table-cell office:value-type="string" calcext:value-type="string">
            <text:p>PowerDI123</text:p>
          </table:table-cell>
          <table:table-cell office:value-type="string" calcext:value-type="string">
            <text:p> <text:a xlink:href="http://www.farnell.com/datasheets/2096657.pdf" xlink:type="simple">http://www.farnell.com/datasheets/2096657.pdf</text:a> 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odes Inc</text:p>
          </table:table-cell>
          <table:table-cell office:value-type="string" calcext:value-type="string">
            <text:p>SBR2A40P1-7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diodes-inc/sbr2a40p1-7/redresseur-super-b-powerdi-123/dp/1713961" xlink:type="simple">1713961</text:a> </text:p>
          </table:table-cell>
          <table:table-cell office:value-type="string" calcext:value-type="string">
            <text:p>Diode de récupération standard, POWERDI®, 40 V, 2 A, Une, 500 mV, 50 A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D202</text:p>
          </table:table-cell>
          <table:table-cell office:value-type="string" calcext:value-type="string">
            <text:p>D_ALT</text:p>
          </table:table-cell>
          <table:table-cell office:value-type="string" calcext:value-type="string">
            <text:p>PowerDI123</text:p>
          </table:table-cell>
          <table:table-cell office:value-type="string" calcext:value-type="string">
            <text:p> <text:a xlink:href="http://www.farnell.com/datasheets/2096657.pdf" xlink:type="simple">http://www.farnell.com/datasheets/2096657.pdf</text:a> 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odes Inc</text:p>
          </table:table-cell>
          <table:table-cell office:value-type="string" calcext:value-type="string">
            <text:p>SBR2A40P1-7</text:p>
          </table:table-cell>
          <table:table-cell office:value-type="string" calcext:value-type="string">
            <text:p>FARNELL</text:p>
          </table:table-cell>
          <table:table-cell table:style-name="ce22" office:value-type="string" calcext:value-type="string">
            <text:p><text:a xlink:href="http://fr.farnell.com/diodes-inc/sbr2a40p1-7/redresseur-super-b-powerdi-123/dp/1713961" xlink:type="simple">1713961</text:a> </text:p>
          </table:table-cell>
          <table:table-cell office:value-type="string" calcext:value-type="string">
            <text:p>Diode de récupération standard, POWERDI®, 40 V, 2 A, Une, 500 mV, 50 A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D400</text:p>
          </table:table-cell>
          <table:table-cell office:value-type="string" calcext:value-type="string">
            <text:p>D401</text:p>
          </table:table-cell>
          <table:table-cell office:value-type="string" calcext:value-type="string">
            <text:p>MBRD835LT4G</text:p>
          </table:table-cell>
          <table:table-cell table:number-columns-repeated="1020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D500</text:p>
          </table:table-cell>
          <table:table-cell office:value-type="string" calcext:value-type="string">
            <text:p>D501</text:p>
          </table:table-cell>
          <table:table-cell office:value-type="string" calcext:value-type="string">
            <text:p>Zener-3V3</text:p>
          </table:table-cell>
          <table:table-cell table:number-columns-repeated="2"/>
          <table:table-cell office:value-type="float" office:value="3.3" calcext:value-type="float">
            <text:p>3,3</text:p>
          </table:table-cell>
          <table:table-cell table:number-columns-repeated="1017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D700</text:p>
          </table:table-cell>
          <table:table-cell office:value-type="string" calcext:value-type="string">
            <text:p>D701</text:p>
          </table:table-cell>
          <table:table-cell office:value-type="string" calcext:value-type="string">
            <text:p>1N900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702</text:p>
          </table:table-cell>
          <table:table-cell office:value-type="string" calcext:value-type="string">
            <text:p>1N9001</text:p>
          </table:table-cell>
          <table:table-cell table:number-columns-repeated="1020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D800</text:p>
          </table:table-cell>
          <table:table-cell office:value-type="string" calcext:value-type="string">
            <text:p>D801</text:p>
          </table:table-cell>
          <table:table-cell office:value-type="string" calcext:value-type="string">
            <text:p>1N4001</text:p>
          </table:table-cell>
          <table:table-cell table:number-columns-repeated="1020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 table:style-name="ce3" office:value-type="string" calcext:value-type="string">
            <text:p>Inductances</text:p>
          </table:table-cell>
          <table:table-cell table:style-name="ce3" table:number-columns-repeated="2"/>
          <table:table-cell table:style-name="ce7"/>
          <table:table-cell table:style-name="ce12"/>
          <table:table-cell table:style-name="ce3"/>
          <table:table-cell table:style-name="ce18" table:number-columns-repeated="6"/>
          <table:table-cell table:style-name="ce3"/>
          <table:table-cell table:style-name="ce18" table:number-columns-repeated="2"/>
          <table:table-cell table:style-name="ce3" table:number-columns-repeated="1009"/>
        </table:table-row>
        <table:table-row table:style-name="ro1">
          <table:table-cell/>
          <table:table-cell office:value-type="string" calcext:value-type="string">
            <text:p>L300</text:p>
          </table:table-cell>
          <table:table-cell office:value-type="string" calcext:value-type="string">
            <text:p>L301</text:p>
          </table:table-cell>
          <table:table-cell office:value-type="string" calcext:value-type="string">
            <text:p>2u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L400</text:p>
          </table:table-cell>
          <table:table-cell office:value-type="string" calcext:value-type="string">
            <text:p>L401</text:p>
          </table:table-cell>
          <table:table-cell office:value-type="string" calcext:value-type="string">
            <text:p>SRP1270-100M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L600</text:p>
          </table:table-cell>
          <table:table-cell office:value-type="string" calcext:value-type="string">
            <text:p>L601</text:p>
          </table:table-cell>
          <table:table-cell office:value-type="string" calcext:value-type="string">
            <text:p>6u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 table:style-name="ce3" office:value-type="string" calcext:value-type="string">
            <text:p>Connecteurs</text:p>
          </table:table-cell>
          <table:table-cell table:style-name="ce3" table:number-columns-repeated="2"/>
          <table:table-cell table:style-name="ce7"/>
          <table:table-cell table:style-name="ce12"/>
          <table:table-cell table:style-name="ce3"/>
          <table:table-cell table:style-name="ce18" table:number-columns-repeated="6"/>
          <table:table-cell table:style-name="ce3"/>
          <table:table-cell table:style-name="ce18" table:number-columns-repeated="2"/>
          <table:table-cell table:style-name="ce3" table:number-columns-repeated="1009"/>
        </table:table-row>
        <table:table-row table:style-name="ro1">
          <table:table-cell/>
          <table:table-cell office:value-type="string" calcext:value-type="string">
            <text:p>P100</text:p>
          </table:table-cell>
          <table:table-cell office:value-type="string" calcext:value-type="string">
            <text:p>P101</text:p>
          </table:table-cell>
          <table:table-cell office:value-type="string" calcext:value-type="string">
            <text:p>Master-12V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102</text:p>
          </table:table-cell>
          <table:table-cell office:value-type="string" calcext:value-type="string">
            <text:p>detection-230V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103</text:p>
          </table:table-cell>
          <table:table-cell office:value-type="string" calcext:value-type="string">
            <text:p>Secteur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104</text:p>
          </table:table-cell>
          <table:table-cell office:value-type="string" calcext:value-type="string">
            <text:p>Secteur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105</text:p>
          </table:table-cell>
          <table:table-cell office:value-type="string" calcext:value-type="string">
            <text:p>2Pts-CANON 1200D</text:p>
          </table:table-cell>
          <table:table-cell table:number-columns-repeated="2"/>
          <table:table-cell office:value-type="float" office:value="7.4" calcext:value-type="float">
            <text:p>7,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106</text:p>
          </table:table-cell>
          <table:table-cell office:value-type="string" calcext:value-type="string">
            <text:p>2Pts-Flash</text:p>
          </table:table-cell>
          <table:table-cell table:number-columns-repeated="2"/>
          <table:table-cell office:value-type="float" office:value="6.5" calcext:value-type="float">
            <text:p>6,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107</text:p>
          </table:table-cell>
          <table:table-cell office:value-type="string" calcext:value-type="string">
            <text:p>2Pts-shutter</text:p>
          </table:table-cell>
          <table:table-cell table:number-columns-repeated="2"/>
          <table:table-cell office:value-type="float" office:value="6.5" calcext:value-type="float">
            <text:p>6,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108</text:p>
          </table:table-cell>
          <table:table-cell office:value-type="string" calcext:value-type="string">
            <text:p>Bouton Poussoi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109</text:p>
          </table:table-cell>
          <table:table-cell office:value-type="string" calcext:value-type="string">
            <text:p>HT910-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110</text:p>
          </table:table-cell>
          <table:table-cell office:value-type="string" calcext:value-type="string">
            <text:p>GACH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111</text:p>
          </table:table-cell>
          <table:table-cell office:value-type="string" calcext:value-type="string">
            <text:p>24V-PRINT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P500</text:p>
          </table:table-cell>
          <table:table-cell office:value-type="string" calcext:value-type="string">
            <text:p>P501</text:p>
          </table:table-cell>
          <table:table-cell office:value-type="string" calcext:value-type="string">
            <text:p>alim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 table:style-name="ce3" office:value-type="string" calcext:value-type="string">
            <text:p>Transistors</text:p>
          </table:table-cell>
          <table:table-cell table:style-name="ce3" table:number-columns-repeated="2"/>
          <table:table-cell table:style-name="ce7"/>
          <table:table-cell table:style-name="ce12"/>
          <table:table-cell table:style-name="ce3"/>
          <table:table-cell table:style-name="ce18" table:number-columns-repeated="6"/>
          <table:table-cell table:style-name="ce3"/>
          <table:table-cell table:style-name="ce18" table:number-columns-repeated="2"/>
          <table:table-cell table:style-name="ce3" table:number-columns-repeated="1009"/>
        </table:table-row>
        <table:table-row table:style-name="ro1">
          <table:table-cell/>
          <table:table-cell office:value-type="string" calcext:value-type="string">
            <text:p>Q100</text:p>
          </table:table-cell>
          <table:table-cell office:value-type="string" calcext:value-type="string">
            <text:p>Q101</text:p>
          </table:table-cell>
          <table:table-cell office:value-type="string" calcext:value-type="string">
            <text:p>Q_NMOS_GSD</text:p>
          </table:table-cell>
          <table:table-cell table:number-columns-repeated="1020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Q300</text:p>
          </table:table-cell>
          <table:table-cell office:value-type="string" calcext:value-type="string">
            <text:p>Q301</text:p>
          </table:table-cell>
          <table:table-cell office:value-type="string" calcext:value-type="string">
            <text:p>Q_NMOS_GSD</text:p>
          </table:table-cell>
          <table:table-cell table:number-columns-repeated="1020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Q400</text:p>
          </table:table-cell>
          <table:table-cell office:value-type="string" calcext:value-type="string">
            <text:p>Q401</text:p>
          </table:table-cell>
          <table:table-cell office:value-type="string" calcext:value-type="string">
            <text:p>CSD17579Q3A</text:p>
          </table:table-cell>
          <table:table-cell table:number-columns-repeated="1020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Q500</text:p>
          </table:table-cell>
          <table:table-cell office:value-type="string" calcext:value-type="string">
            <text:p>Q501</text:p>
          </table:table-cell>
          <table:table-cell office:value-type="string" calcext:value-type="string">
            <text:p>Q_NMOS_GSD</text:p>
          </table:table-cell>
          <table:table-cell table:number-columns-repeated="1020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Q700</text:p>
          </table:table-cell>
          <table:table-cell office:value-type="string" calcext:value-type="string">
            <text:p>Q701</text:p>
          </table:table-cell>
          <table:table-cell office:value-type="string" calcext:value-type="string">
            <text:p>Q_NMOS_GS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702</text:p>
          </table:table-cell>
          <table:table-cell office:value-type="string" calcext:value-type="string">
            <text:p>Q_NMOS_GSD</text:p>
          </table:table-cell>
          <table:table-cell table:number-columns-repeated="1020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 table:style-name="ce3" office:value-type="string" calcext:value-type="string">
            <text:p>Resistances</text:p>
          </table:table-cell>
          <table:table-cell table:style-name="ce3" table:number-columns-repeated="2"/>
          <table:table-cell table:style-name="ce7"/>
          <table:table-cell table:style-name="ce12"/>
          <table:table-cell table:style-name="ce3"/>
          <table:table-cell table:style-name="ce18" table:number-columns-repeated="6"/>
          <table:table-cell table:style-name="ce3"/>
          <table:table-cell table:style-name="ce18" table:number-columns-repeated="2"/>
          <table:table-cell table:style-name="ce3" table:number-columns-repeated="1009"/>
        </table:table-row>
        <table:table-row table:style-name="ro1">
          <table:table-cell/>
          <table:table-cell office:value-type="string" calcext:value-type="string">
            <text:p>R100</text:p>
          </table:table-cell>
          <table:table-cell office:value-type="string" calcext:value-type="string">
            <text:p>R101</text:p>
          </table:table-cell>
          <table:table-cell office:value-type="string" calcext:value-type="string">
            <text:p>1Meg</text:p>
          </table:table-cell>
          <table:table-cell table:number-columns-repeated="1020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R200</text:p>
          </table:table-cell>
          <table:table-cell office:value-type="string" calcext:value-type="string">
            <text:p>R20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20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203</text:p>
          </table:table-cell>
          <table:table-cell office:value-type="float" office:value="240" calcext:value-type="float">
            <text:p>24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204</text:p>
          </table:table-cell>
          <table:table-cell office:value-type="string" calcext:value-type="string">
            <text:p>523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205</text:p>
          </table:table-cell>
          <table:table-cell office:value-type="string" calcext:value-type="string">
            <text:p>10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206</text:p>
          </table:table-cell>
          <table:table-cell office:value-type="string" calcext:value-type="string">
            <text:p>10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207</text:p>
          </table:table-cell>
          <table:table-cell office:value-type="string" calcext:value-type="string">
            <text:p>10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208</text:p>
          </table:table-cell>
          <table:table-cell office:value-type="string" calcext:value-type="string">
            <text:p>10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209</text:p>
          </table:table-cell>
          <table:table-cell office:value-type="string" calcext:value-type="string">
            <text:p>100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210</text:p>
          </table:table-cell>
          <table:table-cell office:value-type="string" calcext:value-type="string">
            <text:p>523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211</text:p>
          </table:table-cell>
          <table:table-cell office:value-type="string" calcext:value-type="string">
            <text:p>100k</text:p>
          </table:table-cell>
          <table:table-cell table:number-columns-repeated="1020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R300</text:p>
          </table:table-cell>
          <table:table-cell office:value-type="string" calcext:value-type="string">
            <text:p>R30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302</text:p>
          </table:table-cell>
          <table:table-cell office:value-type="string" calcext:value-type="string">
            <text:p>105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303</text:p>
          </table:table-cell>
          <table:table-cell office:value-type="string" calcext:value-type="string">
            <text:p>37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304</text:p>
          </table:table-cell>
          <table:table-cell office:value-type="string" calcext:value-type="string">
            <text:p>53k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305</text:p>
          </table:table-cell>
          <table:table-cell office:value-type="string" calcext:value-type="string">
            <text:p>1Me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306</text:p>
          </table:table-cell>
          <table:table-cell office:value-type="string" calcext:value-type="string">
            <text:p>3k9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307</text:p>
          </table:table-cell>
          <table:table-cell office:value-type="string" calcext:value-type="string">
            <text:p>97k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308</text:p>
          </table:table-cell>
          <table:table-cell office:value-type="string" calcext:value-type="string">
            <text:p>10k</text:p>
          </table:table-cell>
          <table:table-cell table:number-columns-repeated="1020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R400</text:p>
          </table:table-cell>
          <table:table-cell office:value-type="string" calcext:value-type="string">
            <text:p>R40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402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403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404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405</text:p>
          </table:table-cell>
          <table:table-cell office:value-type="string" calcext:value-type="string">
            <text:p>8mo-1W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406</text:p>
          </table:table-cell>
          <table:table-cell office:value-type="string" calcext:value-type="string">
            <text:p>18k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407</text:p>
          </table:table-cell>
          <table:table-cell office:value-type="string" calcext:value-type="string">
            <text:p>1k</text:p>
          </table:table-cell>
          <table:table-cell table:number-columns-repeated="1020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R500</text:p>
          </table:table-cell>
          <table:table-cell office:value-type="string" calcext:value-type="string">
            <text:p>R501</text:p>
          </table:table-cell>
          <table:table-cell office:value-type="string" calcext:value-type="string">
            <text:p>47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502</text:p>
          </table:table-cell>
          <table:table-cell office:value-type="string" calcext:value-type="string">
            <text:p>300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503</text:p>
          </table:table-cell>
          <table:table-cell office:value-type="string" calcext:value-type="string">
            <text:p>1Me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504</text:p>
          </table:table-cell>
          <table:table-cell office:value-type="string" calcext:value-type="string">
            <text:p>100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505</text:p>
          </table:table-cell>
          <table:table-cell office:value-type="string" calcext:value-type="string">
            <text:p>100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506</text:p>
          </table:table-cell>
          <table:table-cell office:value-type="string" calcext:value-type="string">
            <text:p>100k</text:p>
          </table:table-cell>
          <table:table-cell table:number-columns-repeated="1020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R600</text:p>
          </table:table-cell>
          <table:table-cell office:value-type="string" calcext:value-type="string">
            <text:p>R60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602</text:p>
          </table:table-cell>
          <table:table-cell office:value-type="string" calcext:value-type="string">
            <text:p>105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603</text:p>
          </table:table-cell>
          <table:table-cell office:value-type="string" calcext:value-type="string">
            <text:p>37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604</text:p>
          </table:table-cell>
          <table:table-cell office:value-type="string" calcext:value-type="string">
            <text:p>53k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605</text:p>
          </table:table-cell>
          <table:table-cell office:value-type="string" calcext:value-type="string">
            <text:p>2k2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606</text:p>
          </table:table-cell>
          <table:table-cell office:value-type="string" calcext:value-type="string">
            <text:p>113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607</text:p>
          </table:table-cell>
          <table:table-cell office:value-type="string" calcext:value-type="string">
            <text:p>10k</text:p>
          </table:table-cell>
          <table:table-cell table:number-columns-repeated="1020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R700</text:p>
          </table:table-cell>
          <table:table-cell office:value-type="string" calcext:value-type="string">
            <text:p>R701</text:p>
          </table:table-cell>
          <table:table-cell office:value-type="string" calcext:value-type="string">
            <text:p>1Me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702</text:p>
          </table:table-cell>
          <table:table-cell office:value-type="string" calcext:value-type="string">
            <text:p>1Meg</text:p>
          </table:table-cell>
          <table:table-cell table:number-columns-repeated="1020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R800</text:p>
          </table:table-cell>
          <table:table-cell office:value-type="string" calcext:value-type="string">
            <text:p>R80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80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803</text:p>
          </table:table-cell>
          <table:table-cell office:value-type="string" calcext:value-type="string">
            <text:p>100k-1W</text:p>
          </table:table-cell>
          <table:table-cell table:number-columns-repeated="1020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 table:style-name="ce3" office:value-type="string" calcext:value-type="string">
            <text:p>Circuits Intégrés</text:p>
          </table:table-cell>
          <table:table-cell table:style-name="ce3" table:number-columns-repeated="2"/>
          <table:table-cell table:style-name="ce7"/>
          <table:table-cell table:style-name="ce12"/>
          <table:table-cell table:style-name="ce3"/>
          <table:table-cell table:style-name="ce18" table:number-columns-repeated="6"/>
          <table:table-cell table:style-name="ce3"/>
          <table:table-cell table:style-name="ce18" table:number-columns-repeated="2"/>
          <table:table-cell table:style-name="ce3" table:number-columns-repeated="1009"/>
        </table:table-row>
        <table:table-row table:style-name="ro1">
          <table:table-cell/>
          <table:table-cell office:value-type="string" calcext:value-type="string">
            <text:p>U200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LM317_SOT223</text:p>
          </table:table-cell>
          <table:table-cell office:value-type="string" calcext:value-type="string">
            <text:p>D²Pack</text:p>
          </table:table-cell>
          <table:table-cell office:value-type="string" calcext:value-type="string">
            <text:p><text:a xlink:href="http://www.farnell.com/datasheets/1815554.pdf" xlink:type="simple">http://www.farnell.com/datasheets/1815554.pdf</text:a> 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U202</text:p>
          </table:table-cell>
          <table:table-cell office:value-type="string" calcext:value-type="string">
            <text:p>TPS82130</text:p>
          </table:table-cell>
          <table:table-cell table:number-columns-repeated="1020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U300</text:p>
          </table:table-cell>
          <table:table-cell office:value-type="string" calcext:value-type="string">
            <text:p>U301</text:p>
          </table:table-cell>
          <table:table-cell office:value-type="string" calcext:value-type="string">
            <text:p>TPS54622</text:p>
          </table:table-cell>
          <table:table-cell table:number-columns-repeated="1020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U400</text:p>
          </table:table-cell>
          <table:table-cell office:value-type="string" calcext:value-type="string">
            <text:p>U401</text:p>
          </table:table-cell>
          <table:table-cell office:value-type="string" calcext:value-type="string">
            <text:p>LM3488</text:p>
          </table:table-cell>
          <table:table-cell table:number-columns-repeated="1020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U500</text:p>
          </table:table-cell>
          <table:table-cell office:value-type="string" calcext:value-type="string">
            <text:p>U501</text:p>
          </table:table-cell>
          <table:table-cell office:value-type="string" calcext:value-type="string">
            <text:p>RaspPi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502</text:p>
          </table:table-cell>
          <table:table-cell office:value-type="string" calcext:value-type="string">
            <text:p>Con_RaspPi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503</text:p>
          </table:table-cell>
          <table:table-cell office:value-type="string" calcext:value-type="string">
            <text:p>DS1302</text:p>
          </table:table-cell>
          <table:table-cell table:number-columns-repeated="1020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U5600</text:p>
          </table:table-cell>
          <table:table-cell office:value-type="string" calcext:value-type="string">
            <text:p>U601</text:p>
          </table:table-cell>
          <table:table-cell office:value-type="string" calcext:value-type="string">
            <text:p>TPS54622</text:p>
          </table:table-cell>
          <table:table-cell table:number-columns-repeated="1020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U700</text:p>
          </table:table-cell>
          <table:table-cell office:value-type="string" calcext:value-type="string">
            <text:p>U701</text:p>
          </table:table-cell>
          <table:table-cell office:value-type="string" calcext:value-type="string">
            <text:p>relais_1R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702</text:p>
          </table:table-cell>
          <table:table-cell office:value-type="string" calcext:value-type="string">
            <text:p>relais_1RT</text:p>
          </table:table-cell>
          <table:table-cell table:number-columns-repeated="1020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/>
          <table:table-cell office:value-type="string" calcext:value-type="string">
            <text:p>U800</text:p>
          </table:table-cell>
          <table:table-cell office:value-type="string" calcext:value-type="string">
            <text:p>U801</text:p>
          </table:table-cell>
          <table:table-cell office:value-type="string" calcext:value-type="string">
            <text:p>TCLT1000</text:p>
          </table:table-cell>
          <table:table-cell table:number-columns-repeated="1020"/>
        </table:table-row>
        <table:table-row table:style-name="ro3">
          <table:table-cell table:style-name="ce4" table:number-columns-repeated="3"/>
          <table:table-cell table:style-name="ce9"/>
          <table:table-cell table:style-name="ce14"/>
          <table:table-cell table:style-name="ce4"/>
          <table:table-cell table:style-name="ce19" table:number-columns-repeated="6"/>
          <table:table-cell table:style-name="ce4"/>
          <table:table-cell table:style-name="ce19" table:number-columns-repeated="2"/>
          <table:table-cell table:style-name="ce4" table:number-columns-repeated="1009"/>
        </table:table-row>
        <table:table-row table:style-name="ro1">
          <table:table-cell table:style-name="ce3" office:value-type="string" calcext:value-type="string">
            <text:p>Quartz</text:p>
          </table:table-cell>
          <table:table-cell table:style-name="ce3" table:number-columns-repeated="2"/>
          <table:table-cell table:style-name="ce7"/>
          <table:table-cell table:style-name="ce12"/>
          <table:table-cell table:style-name="ce3"/>
          <table:table-cell table:style-name="ce18" table:number-columns-repeated="6"/>
          <table:table-cell table:style-name="ce3"/>
          <table:table-cell table:style-name="ce18" table:number-columns-repeated="2"/>
          <table:table-cell table:style-name="ce3" table:number-columns-repeated="1009"/>
        </table:table-row>
        <table:table-row table:style-name="ro1">
          <table:table-cell/>
          <table:table-cell office:value-type="string" calcext:value-type="string">
            <text:p>Y500</text:p>
          </table:table-cell>
          <table:table-cell office:value-type="string" calcext:value-type="string">
            <text:p>Y501</text:p>
          </table:table-cell>
          <table:table-cell office:value-type="string" calcext:value-type="string">
            <text:p>32Khz</text:p>
          </table:table-cell>
          <table:table-cell table:number-columns-repeated="1020"/>
        </table:table-row>
        <table:table-row table:style-name="ro1">
          <table:table-cell table:style-name="ce3" table:number-columns-repeated="3"/>
          <table:table-cell table:style-name="ce7"/>
          <table:table-cell table:style-name="ce12"/>
          <table:table-cell table:style-name="ce3"/>
          <table:table-cell table:style-name="ce18" table:number-columns-repeated="6"/>
          <table:table-cell table:style-name="ce3"/>
          <table:table-cell table:style-name="ce18" table:number-columns-repeated="2"/>
          <table:table-cell table:style-name="ce3" table:number-columns-repeated="1009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3" table:style-name="ta1">
        <table:table-column table:style-name="co12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out</text:p>
          </table:table-cell>
          <table:table-cell table:formula="of:=1.25*(1+[.D6]/[.D5]) +[.D6]*0.0001" office:value-type="float" office:value="10.00875" calcext:value-type="float">
            <text:p>10,00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09:44:07.9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5T19:37:54.502000000</dc:date>
    <dc:creator>Philippe RENAUDIN</dc:creator>
    <meta:editing-duration>PT1H53M45S</meta:editing-duration>
    <meta:editing-cycles>10</meta:editing-cycles>
    <meta:generator>LibreOffice/5.0.5.2$Windows_x86 LibreOffice_project/55b006a02d247b5f7215fc6ea0fde844b30035b3</meta:generator>
    <meta:document-statistic meta:table-count="3" meta:cell-count="1861" meta:object-count="1"/>
  </office:meta>
</office:document-meta>
</file>